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8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4.2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ro3" style:family="table-row">
      <style:table-row-properties style:row-height="6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 style:data-style-name="N116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116">
      <style:table-cell-properties fo:background-color="#fbabc8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16">
      <style:table-cell-properties fo:background-color="#ffd0e6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116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116">
      <style:table-cell-properties fo:background-color="#ffd0e6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ext-properties style:font-name="Calibri1" fo:font-size="10.5pt" style:font-size-asian="10.5pt" style:font-size-complex="10.5pt"/>
    </style:style>
    <style:style style:name="ce15" style:family="table-cell" style:parent-style-name="Default" style:data-style-name="N116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116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PT Tables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N = 1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35709" calcext:value-type="float">
            <text:p>8.35709</text:p>
          </table:table-cell>
          <table:table-cell table:number-columns-repeated="3" table:style-name="ce3" office:value-type="float" office:value="4.268" calcext:value-type="float">
            <text:p>4.26800</text:p>
          </table:table-cell>
          <table:table-cell table:number-columns-repeated="3" table:style-name="ce3" office:value-type="float" office:value="2.15624" calcext:value-type="float">
            <text:p>2.1562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4" office:value-type="float" office:value="4.89963" calcext:value-type="float">
            <text:p>4.89963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4" office:value-type="float" office:value="2.488" calcext:value-type="float">
            <text:p>2.48800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4" office:value-type="float" office:value="1.51049" calcext:value-type="float">
            <text:p>1.51049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4" office:value-type="float" office:value="3.46467" calcext:value-type="float">
            <text:p>3.46467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4" office:value-type="float" office:value="1.87449" calcext:value-type="float">
            <text:p>1.87449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4" office:value-type="float" office:value="1.34499" calcext:value-type="float">
            <text:p>1.3449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4" office:value-type="float" office:value="2.40153" calcext:value-type="float">
            <text:p>2.40153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4" office:value-type="float" office:value="1.43724" calcext:value-type="float">
            <text:p>1.43724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4" office:value-type="float" office:value="1.21994" calcext:value-type="float">
            <text:p>1.2199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4" office:value-type="float" office:value="1.6339" calcext:value-type="float">
            <text:p>1.63390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4" office:value-type="float" office:value="1.16887" calcext:value-type="float">
            <text:p>1.16887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7" office:value-type="float" office:value="1.13979" calcext:value-type="float">
            <text:p>1.13979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4" office:value-type="float" office:value="1.13827" calcext:value-type="float">
            <text:p>1.13827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4" office:value-type="float" office:value="1.04978" calcext:value-type="float">
            <text:p>1.04978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4" office:value-type="float" office:value="1.08661" calcext:value-type="float">
            <text:p>1.0866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4" office:value-type="float" office:value="1.02027" calcext:value-type="float">
            <text:p>1.02027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4" office:value-type="float" office:value="1.0372" calcext:value-type="float">
            <text:p>1.03720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4" office:value-type="float" office:value="1.05701" calcext:value-type="float">
            <text:p>1.0570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4" office:value-type="float" office:value="1.0135" calcext:value-type="float">
            <text:p>1.01350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4" office:value-type="float" office:value="1.03556" calcext:value-type="float">
            <text:p>1.03556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4" office:value-type="float" office:value="1.0415" calcext:value-type="float">
            <text:p>1.04150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4" office:value-type="float" office:value="1.01384" calcext:value-type="float">
            <text:p>1.01384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4" office:value-type="float" office:value="1.01696" calcext:value-type="float">
            <text:p>1.01696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4" office:value-type="float" office:value="1.03565" calcext:value-type="float">
            <text:p>1.03565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4" office:value-type="float" office:value="1.00646" calcext:value-type="float">
            <text:p>1.00646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4" office:value-type="float" office:value="1.01029" calcext:value-type="float">
            <text:p>1.01029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4" office:value-type="float" office:value="1.03416" calcext:value-type="float">
            <text:p>1.03416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5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1813" calcext:value-type="float">
            <text:p>8.61813</text:p>
          </table:table-cell>
          <table:table-cell table:number-columns-repeated="3" table:style-name="ce3" office:value-type="float" office:value="4.32789" calcext:value-type="float">
            <text:p>4.32789</text:p>
          </table:table-cell>
          <table:table-cell table:number-columns-repeated="3" table:style-name="ce3" office:value-type="float" office:value="2.16858" calcext:value-type="float">
            <text:p>2.1685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21367" calcext:value-type="float">
            <text:p>5.21367</text:p>
          </table:table-cell>
          <table:table-cell table:style-name="ce4" office:value-type="float" office:value="4.84177" calcext:value-type="float">
            <text:p>4.84177</text:p>
          </table:table-cell>
          <table:table-cell table:style-name="ce3" office:value-type="float" office:value="5.16085" calcext:value-type="float">
            <text:p>5.16085</text:p>
          </table:table-cell>
          <table:table-cell table:style-name="ce3" office:value-type="float" office:value="2.65934" calcext:value-type="float">
            <text:p>2.65934</text:p>
          </table:table-cell>
          <table:table-cell table:style-name="ce4" office:value-type="float" office:value="2.47735" calcext:value-type="float">
            <text:p>2.47735</text:p>
          </table:table-cell>
          <table:table-cell office:value-type="float" office:value="2.65679" calcext:value-type="float">
            <text:p>2.65679</text:p>
          </table:table-cell>
          <table:table-cell table:style-name="ce3" office:value-type="float" office:value="1.51486" calcext:value-type="float">
            <text:p>1.51486</text:p>
          </table:table-cell>
          <table:table-cell table:style-name="ce4" office:value-type="float" office:value="1.47896" calcext:value-type="float">
            <text:p>1.47896</text:p>
          </table:table-cell>
          <table:table-cell office:value-type="float" office:value="1.51486" calcext:value-type="float">
            <text:p>1.514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.03055" calcext:value-type="float">
            <text:p>4.03055</text:p>
          </table:table-cell>
          <table:table-cell table:style-name="ce4" office:value-type="float" office:value="3.45946" calcext:value-type="float">
            <text:p>3.45946</text:p>
          </table:table-cell>
          <table:table-cell table:style-name="ce3" office:value-type="float" office:value="3.97645" calcext:value-type="float">
            <text:p>3.97645</text:p>
          </table:table-cell>
          <table:table-cell table:style-name="ce3" office:value-type="float" office:value="2.12099" calcext:value-type="float">
            <text:p>2.12099</text:p>
          </table:table-cell>
          <table:table-cell table:style-name="ce4" office:value-type="float" office:value="1.84737" calcext:value-type="float">
            <text:p>1.84737</text:p>
          </table:table-cell>
          <table:table-cell office:value-type="float" office:value="2.11788" calcext:value-type="float">
            <text:p>2.11788</text:p>
          </table:table-cell>
          <table:table-cell table:style-name="ce3" office:value-type="float" office:value="1.32613" calcext:value-type="float">
            <text:p>1.32613</text:p>
          </table:table-cell>
          <table:table-cell table:style-name="ce4" office:value-type="float" office:value="1.31781" calcext:value-type="float">
            <text:p>1.31781</text:p>
          </table:table-cell>
          <table:table-cell office:value-type="float" office:value="1.3261" calcext:value-type="float">
            <text:p>1.32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11091" calcext:value-type="float">
            <text:p>3.11091</text:p>
          </table:table-cell>
          <table:table-cell table:style-name="ce4" office:value-type="float" office:value="2.34803" calcext:value-type="float">
            <text:p>2.34803</text:p>
          </table:table-cell>
          <table:table-cell table:style-name="ce3" office:value-type="float" office:value="3.03816" calcext:value-type="float">
            <text:p>3.03816</text:p>
          </table:table-cell>
          <table:table-cell table:style-name="ce3" office:value-type="float" office:value="1.72955" calcext:value-type="float">
            <text:p>1.72955</text:p>
          </table:table-cell>
          <table:table-cell table:style-name="ce4" office:value-type="float" office:value="1.39676" calcext:value-type="float">
            <text:p>1.39676</text:p>
          </table:table-cell>
          <table:table-cell office:value-type="float" office:value="1.70772" calcext:value-type="float">
            <text:p>1.70772</text:p>
          </table:table-cell>
          <table:table-cell table:style-name="ce3" office:value-type="float" office:value="1.19451" calcext:value-type="float">
            <text:p>1.19451</text:p>
          </table:table-cell>
          <table:table-cell table:style-name="ce3" office:value-type="float" office:value="1.22922" calcext:value-type="float">
            <text:p>1.22922</text:p>
          </table:table-cell>
          <table:table-cell table:style-name="ce6" office:value-type="float" office:value="1.19381" calcext:value-type="float">
            <text:p>1.1938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43605" calcext:value-type="float">
            <text:p>2.43605</text:p>
          </table:table-cell>
          <table:table-cell table:style-name="ce4" office:value-type="float" office:value="1.52907" calcext:value-type="float">
            <text:p>1.52907</text:p>
          </table:table-cell>
          <table:table-cell table:style-name="ce5" office:value-type="float" office:value="2.29713" calcext:value-type="float">
            <text:p>2.29713</text:p>
          </table:table-cell>
          <table:table-cell table:style-name="ce3" office:value-type="float" office:value="1.45976" calcext:value-type="float">
            <text:p>1.45976</text:p>
          </table:table-cell>
          <table:table-cell table:style-name="ce4" office:value-type="float" office:value="1.12798" calcext:value-type="float">
            <text:p>1.12798</text:p>
          </table:table-cell>
          <table:table-cell office:value-type="float" office:value="1.40951" calcext:value-type="float">
            <text:p>1.40951</text:p>
          </table:table-cell>
          <table:table-cell table:style-name="ce3" office:value-type="float" office:value="1.11037" calcext:value-type="float">
            <text:p>1.11037</text:p>
          </table:table-cell>
          <table:table-cell table:style-name="ce3" office:value-type="float" office:value="1.18065" calcext:value-type="float">
            <text:p>1.18065</text:p>
          </table:table-cell>
          <table:table-cell table:style-name="ce6" office:value-type="float" office:value="1.10819" calcext:value-type="float">
            <text:p>1.108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91057" calcext:value-type="float">
            <text:p>1.91057</text:p>
          </table:table-cell>
          <table:table-cell table:style-name="ce4" office:value-type="float" office:value="1.0413" calcext:value-type="float">
            <text:p>1.04130</text:p>
          </table:table-cell>
          <table:table-cell table:style-name="ce3" office:value-type="float" office:value="1.69129" calcext:value-type="float">
            <text:p>1.69129</text:p>
          </table:table-cell>
          <table:table-cell table:style-name="ce3" office:value-type="float" office:value="1.26343" calcext:value-type="float">
            <text:p>1.26343</text:p>
          </table:table-cell>
          <table:table-cell table:style-name="ce4" office:value-type="float" office:value="1.03341" calcext:value-type="float">
            <text:p>1.03341</text:p>
          </table:table-cell>
          <table:table-cell office:value-type="float" office:value="1.19575" calcext:value-type="float">
            <text:p>1.19575</text:p>
          </table:table-cell>
          <table:table-cell table:style-name="ce3" office:value-type="float" office:value="1.05771" calcext:value-type="float">
            <text:p>1.05771</text:p>
          </table:table-cell>
          <table:table-cell table:style-name="ce3" office:value-type="float" office:value="1.15415" calcext:value-type="float">
            <text:p>1.15415</text:p>
          </table:table-cell>
          <table:table-cell table:style-name="ce6" office:value-type="float" office:value="1.05319" calcext:value-type="float">
            <text:p>1.053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9086" calcext:value-type="float">
            <text:p>1.49086</text:p>
          </table:table-cell>
          <table:table-cell table:style-name="ce4" office:value-type="float" office:value="1.01263" calcext:value-type="float">
            <text:p>1.01263</text:p>
          </table:table-cell>
          <table:table-cell table:style-name="ce3" office:value-type="float" office:value="1.24645" calcext:value-type="float">
            <text:p>1.24645</text:p>
          </table:table-cell>
          <table:table-cell table:style-name="ce3" office:value-type="float" office:value="1.12448" calcext:value-type="float">
            <text:p>1.12448</text:p>
          </table:table-cell>
          <table:table-cell table:style-name="ce4" office:value-type="float" office:value="1.02957" calcext:value-type="float">
            <text:p>1.02957</text:p>
          </table:table-cell>
          <table:table-cell office:value-type="float" office:value="1.06874" calcext:value-type="float">
            <text:p>1.06874</text:p>
          </table:table-cell>
          <table:table-cell table:style-name="ce3" office:value-type="float" office:value="1.02932" calcext:value-type="float">
            <text:p>1.02932</text:p>
          </table:table-cell>
          <table:table-cell table:style-name="ce3" office:value-type="float" office:value="1.1347" calcext:value-type="float">
            <text:p>1.13470</text:p>
          </table:table-cell>
          <table:table-cell table:style-name="ce6" office:value-type="float" office:value="1.02398" calcext:value-type="float">
            <text:p>1.0239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9571" calcext:value-type="float">
            <text:p>1.19571</text:p>
          </table:table-cell>
          <table:table-cell table:style-name="ce4" office:value-type="float" office:value="1.01257" calcext:value-type="float">
            <text:p>1.01257</text:p>
          </table:table-cell>
          <table:table-cell table:style-name="ce3" office:value-type="float" office:value="1.04468" calcext:value-type="float">
            <text:p>1.04468</text:p>
          </table:table-cell>
          <table:table-cell table:style-name="ce3" office:value-type="float" office:value="1.04933" calcext:value-type="float">
            <text:p>1.04933</text:p>
          </table:table-cell>
          <table:table-cell table:style-name="ce3" office:value-type="float" office:value="1.02774" calcext:value-type="float">
            <text:p>1.02774</text:p>
          </table:table-cell>
          <table:table-cell table:style-name="ce6" office:value-type="float" office:value="1.01918" calcext:value-type="float">
            <text:p>1.01918</text:p>
          </table:table-cell>
          <table:table-cell table:style-name="ce3" office:value-type="float" office:value="1.01741" calcext:value-type="float">
            <text:p>1.01741</text:p>
          </table:table-cell>
          <table:table-cell table:style-name="ce3" office:value-type="float" office:value="1.11368" calcext:value-type="float">
            <text:p>1.11368</text:p>
          </table:table-cell>
          <table:table-cell table:style-name="ce6" office:value-type="float" office:value="1.01444" calcext:value-type="float">
            <text:p>1.014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4977" calcext:value-type="float">
            <text:p>1.04977</text:p>
          </table:table-cell>
          <table:table-cell table:style-name="ce3" office:value-type="float" office:value="1.01203" calcext:value-type="float">
            <text:p>1.01203</text:p>
          </table:table-cell>
          <table:table-cell table:style-name="ce4" office:value-type="float" office:value="1.00815" calcext:value-type="float">
            <text:p>1.00815</text:p>
          </table:table-cell>
          <table:table-cell table:style-name="ce3" office:value-type="float" office:value="1.01595" calcext:value-type="float">
            <text:p>1.01595</text:p>
          </table:table-cell>
          <table:table-cell table:style-name="ce3" office:value-type="float" office:value="1.02661" calcext:value-type="float">
            <text:p>1.02661</text:p>
          </table:table-cell>
          <table:table-cell table:style-name="ce6" office:value-type="float" office:value="1.0079" calcext:value-type="float">
            <text:p>1.0079</text:p>
          </table:table-cell>
          <table:table-cell table:style-name="ce3" office:value-type="float" office:value="1.01297" calcext:value-type="float">
            <text:p>1.01297</text:p>
          </table:table-cell>
          <table:table-cell table:style-name="ce3" office:value-type="float" office:value="1.09136" calcext:value-type="float">
            <text:p>1.09136</text:p>
          </table:table-cell>
          <table:table-cell table:style-name="ce6" office:value-type="float" office:value="1.01197" calcext:value-type="float">
            <text:p>1.01197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929" calcext:value-type="float">
            <text:p>1.00929</text:p>
          </table:table-cell>
          <table:table-cell table:style-name="ce3" office:value-type="float" office:value="1.01197" calcext:value-type="float">
            <text:p>1.01197</text:p>
          </table:table-cell>
          <table:table-cell table:style-name="ce4" office:value-type="float" office:value="1.00463" calcext:value-type="float">
            <text:p>1.00463</text:p>
          </table:table-cell>
          <table:table-cell table:style-name="ce3" office:value-type="float" office:value="1.00734" calcext:value-type="float">
            <text:p>1.00734</text:p>
          </table:table-cell>
          <table:table-cell table:style-name="ce3" office:value-type="float" office:value="1.02586" calcext:value-type="float">
            <text:p>1.02586</text:p>
          </table:table-cell>
          <table:table-cell table:style-name="ce6" office:value-type="float" office:value="1.00641" calcext:value-type="float">
            <text:p>1.00641</text:p>
          </table:table-cell>
          <table:table-cell table:style-name="ce3" office:value-type="float" office:value="1.01159" calcext:value-type="float">
            <text:p>1.01159</text:p>
          </table:table-cell>
          <table:table-cell table:style-name="ce3" office:value-type="float" office:value="1.07283" calcext:value-type="float">
            <text:p>1.07283</text:p>
          </table:table-cell>
          <table:table-cell table:style-name="ce6" office:value-type="float" office:value="1.01139" calcext:value-type="float">
            <text:p>1.0113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3" office:value-type="float" office:value="1.01171" calcext:value-type="float">
            <text:p>1.0117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4" office:value-type="float" office:value="1.00626" calcext:value-type="float">
            <text:p>1.00626</text:p>
          </table:table-cell>
          <table:table-cell table:style-name="ce3" office:value-type="float" office:value="1.02561" calcext:value-type="float">
            <text:p>1.02561</text:p>
          </table:table-cell>
          <table:table-cell table:style-name="ce6" office:value-type="float" office:value="1.00626" calcext:value-type="float">
            <text:p>1.00626</text:p>
          </table:table-cell>
          <table:table-cell table:style-name="ce4" office:value-type="float" office:value="1.0113" calcext:value-type="float">
            <text:p>1.01130</text:p>
          </table:table-cell>
          <table:table-cell table:style-name="ce3" office:value-type="float" office:value="1.06549" calcext:value-type="float">
            <text:p>1.06549</text:p>
          </table:table-cell>
          <table:table-cell table:style-name="ce6" office:value-type="float" office:value="1.0113" calcext:value-type="float">
            <text:p>1.011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10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5711" calcext:value-type="float">
            <text:p>8.65711</text:p>
          </table:table-cell>
          <table:table-cell table:number-columns-repeated="3" table:style-name="ce3" office:value-type="float" office:value="4.33803" calcext:value-type="float">
            <text:p>4.33803</text:p>
          </table:table-cell>
          <table:table-cell table:number-columns-repeated="3" table:style-name="ce3" office:value-type="float" office:value="2.17138" calcext:value-type="float">
            <text:p>2.1713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17263" calcext:value-type="float">
            <text:p>5.17263</text:p>
          </table:table-cell>
          <table:table-cell table:style-name="ce4" office:value-type="float" office:value="4.84248" calcext:value-type="float">
            <text:p>4.84248</text:p>
          </table:table-cell>
          <table:table-cell table:style-name="ce3" office:value-type="float" office:value="5.14027" calcext:value-type="float">
            <text:p>5.14027</text:p>
          </table:table-cell>
          <table:table-cell table:style-name="ce3" office:value-type="float" office:value="2.63606" calcext:value-type="float">
            <text:p>2.63606</text:p>
          </table:table-cell>
          <table:table-cell table:style-name="ce4" office:value-type="float" office:value="2.48111" calcext:value-type="float">
            <text:p>2.48111</text:p>
          </table:table-cell>
          <table:table-cell office:value-type="float" office:value="2.64271" calcext:value-type="float">
            <text:p>2.64271</text:p>
          </table:table-cell>
          <table:table-cell table:style-name="ce3" office:value-type="float" office:value="1.51056" calcext:value-type="float">
            <text:p>1.51056</text:p>
          </table:table-cell>
          <table:table-cell table:style-name="ce4" office:value-type="float" office:value="1.46744" calcext:value-type="float">
            <text:p>1.46744</text:p>
          </table:table-cell>
          <table:table-cell office:value-type="float" office:value="1.51121" calcext:value-type="float">
            <text:p>1.5112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3.97565" calcext:value-type="float">
            <text:p>3.97565</text:p>
          </table:table-cell>
          <table:table-cell table:style-name="ce4" office:value-type="float" office:value="3.46163" calcext:value-type="float">
            <text:p>3.46163</text:p>
          </table:table-cell>
          <table:table-cell table:style-name="ce3" office:value-type="float" office:value="3.95164" calcext:value-type="float">
            <text:p>3.95164</text:p>
          </table:table-cell>
          <table:table-cell table:style-name="ce3" office:value-type="float" office:value="2.09301" calcext:value-type="float">
            <text:p>2.09301</text:p>
          </table:table-cell>
          <table:table-cell table:style-name="ce4" office:value-type="float" office:value="1.85824" calcext:value-type="float">
            <text:p>1.85824</text:p>
          </table:table-cell>
          <table:table-cell office:value-type="float" office:value="2.10161" calcext:value-type="float">
            <text:p>2.10161</text:p>
          </table:table-cell>
          <table:table-cell table:style-name="ce3" office:value-type="float" office:value="1.31785" calcext:value-type="float">
            <text:p>1.31785</text:p>
          </table:table-cell>
          <table:table-cell table:style-name="ce4" office:value-type="float" office:value="1.3109" calcext:value-type="float">
            <text:p>1.31090</text:p>
          </table:table-cell>
          <table:table-cell office:value-type="float" office:value="1.31876" calcext:value-type="float">
            <text:p>1.31876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04866" calcext:value-type="float">
            <text:p>3.04866</text:p>
          </table:table-cell>
          <table:table-cell table:style-name="ce4" office:value-type="float" office:value="2.35023" calcext:value-type="float">
            <text:p>2.35023</text:p>
          </table:table-cell>
          <table:table-cell table:style-name="ce3" office:value-type="float" office:value="3.0126" calcext:value-type="float">
            <text:p>3.01260</text:p>
          </table:table-cell>
          <table:table-cell table:style-name="ce3" office:value-type="float" office:value="1.69777" calcext:value-type="float">
            <text:p>1.69777</text:p>
          </table:table-cell>
          <table:table-cell table:style-name="ce4" office:value-type="float" office:value="1.40862" calcext:value-type="float">
            <text:p>1.40862</text:p>
          </table:table-cell>
          <table:table-cell office:value-type="float" office:value="1.68776" calcext:value-type="float">
            <text:p>1.68776</text:p>
          </table:table-cell>
          <table:table-cell table:style-name="ce4" office:value-type="float" office:value="1.18304" calcext:value-type="float">
            <text:p>1.18304</text:p>
          </table:table-cell>
          <table:table-cell table:style-name="ce3" office:value-type="float" office:value="1.22111" calcext:value-type="float">
            <text:p>1.22111</text:p>
          </table:table-cell>
          <table:table-cell office:value-type="float" office:value="1.18344" calcext:value-type="float">
            <text:p>1.183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37436" calcext:value-type="float">
            <text:p>2.37436</text:p>
          </table:table-cell>
          <table:table-cell table:style-name="ce4" office:value-type="float" office:value="1.52046" calcext:value-type="float">
            <text:p>1.52046</text:p>
          </table:table-cell>
          <table:table-cell table:style-name="ce5" office:value-type="float" office:value="2.2656" calcext:value-type="float">
            <text:p>2.26560</text:p>
          </table:table-cell>
          <table:table-cell table:style-name="ce3" office:value-type="float" office:value="1.42646" calcext:value-type="float">
            <text:p>1.42646</text:p>
          </table:table-cell>
          <table:table-cell table:style-name="ce4" office:value-type="float" office:value="1.13101" calcext:value-type="float">
            <text:p>1.13101</text:p>
          </table:table-cell>
          <table:table-cell office:value-type="float" office:value="1.3843" calcext:value-type="float">
            <text:p>1.3843</text:p>
          </table:table-cell>
          <table:table-cell table:style-name="ce3" office:value-type="float" office:value="1.09722" calcext:value-type="float">
            <text:p>1.09722</text:p>
          </table:table-cell>
          <table:table-cell table:style-name="ce3" office:value-type="float" office:value="1.17063" calcext:value-type="float">
            <text:p>1.17063</text:p>
          </table:table-cell>
          <table:table-cell table:style-name="ce6" office:value-type="float" office:value="1.09614" calcext:value-type="float">
            <text:p>1.0961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84748" calcext:value-type="float">
            <text:p>1.84748</text:p>
          </table:table-cell>
          <table:table-cell table:style-name="ce4" office:value-type="float" office:value="1.026" calcext:value-type="float">
            <text:p>1.02600</text:p>
          </table:table-cell>
          <table:table-cell table:style-name="ce3" office:value-type="float" office:value="1.64169" calcext:value-type="float">
            <text:p>1.64169</text:p>
          </table:table-cell>
          <table:table-cell table:style-name="ce3" office:value-type="float" office:value="1.2296" calcext:value-type="float">
            <text:p>1.22960</text:p>
          </table:table-cell>
          <table:table-cell table:style-name="ce4" office:value-type="float" office:value="1.03017" calcext:value-type="float">
            <text:p>1.03017</text:p>
          </table:table-cell>
          <table:table-cell office:value-type="float" office:value="1.16959" calcext:value-type="float">
            <text:p>1.16959</text:p>
          </table:table-cell>
          <table:table-cell table:style-name="ce3" office:value-type="float" office:value="1.04411" calcext:value-type="float">
            <text:p>1.04411</text:p>
          </table:table-cell>
          <table:table-cell table:style-name="ce3" office:value-type="float" office:value="1.1443" calcext:value-type="float">
            <text:p>1.14430</text:p>
          </table:table-cell>
          <table:table-cell table:style-name="ce6" office:value-type="float" office:value="1.03986" calcext:value-type="float">
            <text:p>1.039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3331" calcext:value-type="float">
            <text:p>1.43331</text:p>
          </table:table-cell>
          <table:table-cell table:style-name="ce4" office:value-type="float" office:value="1.01212" calcext:value-type="float">
            <text:p>1.01212</text:p>
          </table:table-cell>
          <table:table-cell table:style-name="ce3" office:value-type="float" office:value="1.20264" calcext:value-type="float">
            <text:p>1.20264</text:p>
          </table:table-cell>
          <table:table-cell table:style-name="ce3" office:value-type="float" office:value="1.09935" calcext:value-type="float">
            <text:p>1.09935</text:p>
          </table:table-cell>
          <table:table-cell table:style-name="ce4" office:value-type="float" office:value="1.02738" calcext:value-type="float">
            <text:p>1.02738</text:p>
          </table:table-cell>
          <table:table-cell office:value-type="float" office:value="1.05018" calcext:value-type="float">
            <text:p>1.05018</text:p>
          </table:table-cell>
          <table:table-cell table:style-name="ce3" office:value-type="float" office:value="1.01971" calcext:value-type="float">
            <text:p>1.01971</text:p>
          </table:table-cell>
          <table:table-cell table:style-name="ce3" office:value-type="float" office:value="1.12392" calcext:value-type="float">
            <text:p>1.12392</text:p>
          </table:table-cell>
          <table:table-cell table:style-name="ce6" office:value-type="float" office:value="1.0148" calcext:value-type="float">
            <text:p>1.014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55" calcext:value-type="float">
            <text:p>1.15500</text:p>
          </table:table-cell>
          <table:table-cell table:style-name="ce4" office:value-type="float" office:value="1.01198" calcext:value-type="float">
            <text:p>1.01198</text:p>
          </table:table-cell>
          <table:table-cell table:style-name="ce3" office:value-type="float" office:value="1.02574" calcext:value-type="float">
            <text:p>1.02574</text:p>
          </table:table-cell>
          <table:table-cell table:style-name="ce3" office:value-type="float" office:value="1.03421" calcext:value-type="float">
            <text:p>1.03421</text:p>
          </table:table-cell>
          <table:table-cell table:style-name="ce3" office:value-type="float" office:value="1.02569" calcext:value-type="float">
            <text:p>1.02569</text:p>
          </table:table-cell>
          <table:table-cell table:style-name="ce6" office:value-type="float" office:value="1.01224" calcext:value-type="float">
            <text:p>1.01224</text:p>
          </table:table-cell>
          <table:table-cell table:style-name="ce3" office:value-type="float" office:value="1.0115" calcext:value-type="float">
            <text:p>1.01150</text:p>
          </table:table-cell>
          <table:table-cell table:style-name="ce3" office:value-type="float" office:value="1.10164" calcext:value-type="float">
            <text:p>1.10164</text:p>
          </table:table-cell>
          <table:table-cell table:style-name="ce6" office:value-type="float" office:value="1.00926" calcext:value-type="float">
            <text:p>1.0092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3182" calcext:value-type="float">
            <text:p>1.03182</text:p>
          </table:table-cell>
          <table:table-cell table:style-name="ce3" office:value-type="float" office:value="1.01182" calcext:value-type="float">
            <text:p>1.01182</text:p>
          </table:table-cell>
          <table:table-cell table:style-name="ce4" office:value-type="float" office:value="1.00587" calcext:value-type="float">
            <text:p>1.00587</text:p>
          </table:table-cell>
          <table:table-cell table:style-name="ce3" office:value-type="float" office:value="1.01111" calcext:value-type="float">
            <text:p>1.01111</text:p>
          </table:table-cell>
          <table:table-cell table:style-name="ce3" office:value-type="float" office:value="1.02454" calcext:value-type="float">
            <text:p>1.02454</text:p>
          </table:table-cell>
          <table:table-cell table:style-name="ce6" office:value-type="float" office:value="1.00682" calcext:value-type="float">
            <text:p>1.00682</text:p>
          </table:table-cell>
          <table:table-cell table:style-name="ce3" office:value-type="float" office:value="1.00861" calcext:value-type="float">
            <text:p>1.00861</text:p>
          </table:table-cell>
          <table:table-cell table:style-name="ce3" office:value-type="float" office:value="1.07791" calcext:value-type="float">
            <text:p>1.07791</text:p>
          </table:table-cell>
          <table:table-cell table:style-name="ce6" office:value-type="float" office:value="1.00804" calcext:value-type="float">
            <text:p>1.0080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707" calcext:value-type="float">
            <text:p>1.00707</text:p>
          </table:table-cell>
          <table:table-cell table:style-name="ce3" office:value-type="float" office:value="1.01165" calcext:value-type="float">
            <text:p>1.01165</text:p>
          </table:table-cell>
          <table:table-cell table:style-name="ce4" office:value-type="float" office:value="1.00419" calcext:value-type="float">
            <text:p>1.00419</text:p>
          </table:table-cell>
          <table:table-cell table:style-name="ce3" office:value-type="float" office:value="1.00663" calcext:value-type="float">
            <text:p>1.00663</text:p>
          </table:table-cell>
          <table:table-cell table:style-name="ce3" office:value-type="float" office:value="1.02406" calcext:value-type="float">
            <text:p>1.02406</text:p>
          </table:table-cell>
          <table:table-cell table:style-name="ce6" office:value-type="float" office:value="1.00608" calcext:value-type="float">
            <text:p>1.00608</text:p>
          </table:table-cell>
          <table:table-cell table:style-name="ce3" office:value-type="float" office:value="1.00784" calcext:value-type="float">
            <text:p>1.00784</text:p>
          </table:table-cell>
          <table:table-cell table:style-name="ce3" office:value-type="float" office:value="1.05885" calcext:value-type="float">
            <text:p>1.05885</text:p>
          </table:table-cell>
          <table:table-cell table:style-name="ce6" office:value-type="float" office:value="1.00774" calcext:value-type="float">
            <text:p>1.0077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3" office:value-type="float" office:value="1.01169" calcext:value-type="float">
            <text:p>1.01169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4" office:value-type="float" office:value="1.00603" calcext:value-type="float">
            <text:p>1.00603</text:p>
          </table:table-cell>
          <table:table-cell table:style-name="ce3" office:value-type="float" office:value="1.024" calcext:value-type="float">
            <text:p>1.02400</text:p>
          </table:table-cell>
          <table:table-cell table:style-name="ce6" office:value-type="float" office:value="1.00603" calcext:value-type="float">
            <text:p>1.00603</text:p>
          </table:table-cell>
          <table:table-cell table:style-name="ce4" office:value-type="float" office:value="1.0077" calcext:value-type="float">
            <text:p>1.00770</text:p>
          </table:table-cell>
          <table:table-cell table:style-name="ce3" office:value-type="float" office:value="1.05406" calcext:value-type="float">
            <text:p>1.05406</text:p>
          </table:table-cell>
          <table:table-cell table:style-name="ce6" office:value-type="float" office:value="1.0077" calcext:value-type="float">
            <text:p>1.0077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/>
          <table:table-cell table:style-name="ce3" table:number-columns-repeated="9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3">
          <table:table-cell/>
          <table:table-cell table:style-name="ce3" table:number-columns-repeated="9"/>
          <table:table-cell table:number-columns-repeated="1014"/>
        </table:table-row>
        <table:table-row table:style-name="ro1">
          <table:table-cell/>
          <table:table-cell table:style-name="ce3" table:number-columns-repeated="8"/>
          <table:table-cell table:style-name="ce5"/>
          <table:table-cell table:number-columns-repeated="1014"/>
        </table:table-row>
        <table:table-row table:style-name="ro1" table:number-rows-repeated="6">
          <table:table-cell/>
          <table:table-cell table:style-name="ce3" table:number-columns-repeated="9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= 100" table:style-name="ta1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0"/>
        <table:table-column table:style-name="co6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6" table:default-cell-style-name="ce2"/>
        <table:table-column table:style-name="co6" table:default-cell-style-name="ce10"/>
        <table:table-column table:style-name="co6" table:default-cell-style-name="ce2"/>
        <table:table-column table:style-name="co3" table:number-columns-repeated="1005" table:default-cell-style-name="ce2"/>
        <table:table-row table:style-name="ro1">
          <table:table-cell office:value-type="string" calcext:value-type="string">
            <text:p>N = 10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total item width avg </text:p>
          </table:table-cell>
          <table:table-cell table:style-name="ce1"/>
          <table:table-cell office:value-type="float" office:value="57466.776" calcext:value-type="float">
            <text:p>57466.776</text:p>
          </table:table-cell>
          <table:table-cell table:style-name="ce1"/>
          <table:table-cell office:value-type="string" calcext:value-type="string">
            <text:p>lbavg l = 5000</text:p>
          </table:table-cell>
          <table:table-cell office:value-type="float" office:value="11.993" calcext:value-type="float">
            <text:p>11.993</text:p>
          </table:table-cell>
          <table:table-cell office:value-type="string" calcext:value-type="string">
            <text:p>sd 0.56829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office:value-type="string" calcext:value-type="string">
            <text:p>total item width sd</text:p>
          </table:table-cell>
          <table:table-cell table:style-name="ce1"/>
          <table:table-cell office:value-type="float" office:value="2499.06092" calcext:value-type="float">
            <text:p>2499.06092</text:p>
          </table:table-cell>
          <table:table-cell table:style-name="ce1"/>
          <table:table-cell office:value-type="string" calcext:value-type="string">
            <text:p>lbavg l = 2500</text:p>
          </table:table-cell>
          <table:table-cell office:value-type="float" office:value="23.478" calcext:value-type="float">
            <text:p>23.478</text:p>
          </table:table-cell>
          <table:table-cell office:value-type="string" calcext:value-type="string">
            <text:p>sd 1.05618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4"/>
          <table:table-cell office:value-type="string" calcext:value-type="string">
            <text:p>lbavg l = 1250</text:p>
          </table:table-cell>
          <table:table-cell office:value-type="float" office:value="46.466" calcext:value-type="float">
            <text:p>46.466</text:p>
          </table:table-cell>
          <table:table-cell office:value-type="string" calcext:value-type="string">
            <text:p>sd 2.02703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3.094" calcext:value-type="float">
            <text:p>63.09400</text:p>
          </table:table-cell>
          <table:table-cell table:style-name="ce3" office:value-type="float" office:value="3.91627" calcext:value-type="float">
            <text:p>3.91627</text:p>
          </table:table-cell>
          <table:table-cell table:style-name="ce3" office:value-type="float" office:value="1.59113" calcext:value-type="float">
            <text:p>1.59113</text:p>
          </table:table-cell>
          <table:table-cell table:style-name="ce3" office:value-type="float" office:value="0.10022" calcext:value-type="float">
            <text:p>0.10022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3" office:value-type="float" office:value="0.41478" calcext:value-type="float">
            <text:p>0.4147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805" calcext:value-type="float">
            <text:p>63.80500</text:p>
          </table:table-cell>
          <table:table-cell table:style-name="ce3" office:value-type="float" office:value="3.74873" calcext:value-type="float">
            <text:p>3.74873</text:p>
          </table:table-cell>
          <table:table-cell table:style-name="ce3" office:value-type="float" office:value="1.57276" calcext:value-type="float">
            <text:p>1.57276</text:p>
          </table:table-cell>
          <table:table-cell table:style-name="ce3" office:value-type="float" office:value="0.09371" calcext:value-type="float">
            <text:p>0.09371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3" office:value-type="float" office:value="0.19984" calcext:value-type="float">
            <text:p>0.1998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1.061" calcext:value-type="float">
            <text:p>71.06100</text:p>
          </table:table-cell>
          <table:table-cell table:style-name="ce3" office:value-type="float" office:value="3.22076" calcext:value-type="float">
            <text:p>3.22076</text:p>
          </table:table-cell>
          <table:table-cell table:style-name="ce3" office:value-type="float" office:value="1.41016" calcext:value-type="float">
            <text:p>1.41016</text:p>
          </table:table-cell>
          <table:table-cell table:style-name="ce3" office:value-type="float" office:value="0.06442" calcext:value-type="float">
            <text:p>0.06442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3" office:value-type="float" office:value="0.08373" calcext:value-type="float">
            <text:p>0.08373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9.799" calcext:value-type="float">
            <text:p>49.79900</text:p>
          </table:table-cell>
          <table:table-cell table:style-name="ce3" office:value-type="float" office:value="4.18958" calcext:value-type="float">
            <text:p>4.18958</text:p>
          </table:table-cell>
          <table:table-cell table:style-name="ce3" office:value-type="float" office:value="2.02259" calcext:value-type="float">
            <text:p>2.02259</text:p>
          </table:table-cell>
          <table:table-cell table:style-name="ce3" office:value-type="float" office:value="0.17386" calcext:value-type="float">
            <text:p>0.17386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3" office:value-type="float" office:value="0.40182" calcext:value-type="float">
            <text:p>0.4018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817" calcext:value-type="float">
            <text:p>51.81700</text:p>
          </table:table-cell>
          <table:table-cell table:style-name="ce3" office:value-type="float" office:value="3.81648" calcext:value-type="float">
            <text:p>3.81648</text:p>
          </table:table-cell>
          <table:table-cell table:style-name="ce3" office:value-type="float" office:value="1.94048" calcext:value-type="float">
            <text:p>1.94048</text:p>
          </table:table-cell>
          <table:table-cell table:style-name="ce3" office:value-type="float" office:value="0.14482" calcext:value-type="float">
            <text:p>0.14482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3" office:value-type="float" office:value="0.18468" calcext:value-type="float">
            <text:p>0.184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571" calcext:value-type="float">
            <text:p>62.57100</text:p>
          </table:table-cell>
          <table:table-cell table:style-name="ce3" office:value-type="float" office:value="3.20577" calcext:value-type="float">
            <text:p>3.20577</text:p>
          </table:table-cell>
          <table:table-cell table:style-name="ce3" office:value-type="float" office:value="1.60242" calcext:value-type="float">
            <text:p>1.60242</text:p>
          </table:table-cell>
          <table:table-cell table:style-name="ce3" office:value-type="float" office:value="0.08291" calcext:value-type="float">
            <text:p>0.08291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3" office:value-type="float" office:value="0.07391" calcext:value-type="float">
            <text:p>0.07391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9.2266" calcext:value-type="float">
            <text:p>39.22660</text:p>
          </table:table-cell>
          <table:table-cell table:style-name="ce3" office:value-type="float" office:value="3.98534" calcext:value-type="float">
            <text:p>3.98534</text:p>
          </table:table-cell>
          <table:table-cell table:style-name="ce3" office:value-type="float" office:value="2.57627" calcext:value-type="float">
            <text:p>2.57627</text:p>
          </table:table-cell>
          <table:table-cell table:style-name="ce3" office:value-type="float" office:value="0.26796" calcext:value-type="float">
            <text:p>0.26796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3" office:value-type="float" office:value="0.36817" calcext:value-type="float">
            <text:p>0.368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2.707" calcext:value-type="float">
            <text:p>42.70700</text:p>
          </table:table-cell>
          <table:table-cell table:style-name="ce3" office:value-type="float" office:value="3.56835" calcext:value-type="float">
            <text:p>3.56835</text:p>
          </table:table-cell>
          <table:table-cell table:style-name="ce3" office:value-type="float" office:value="2.3581" calcext:value-type="float">
            <text:p>2.35810</text:p>
          </table:table-cell>
          <table:table-cell table:style-name="ce3" office:value-type="float" office:value="0.19963" calcext:value-type="float">
            <text:p>0.19963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3" office:value-type="float" office:value="0.16585" calcext:value-type="float">
            <text:p>0.1658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85" calcext:value-type="float">
            <text:p>56.85000</text:p>
          </table:table-cell>
          <table:table-cell table:style-name="ce3" office:value-type="float" office:value="2.926" calcext:value-type="float">
            <text:p>2.92600</text:p>
          </table:table-cell>
          <table:table-cell table:style-name="ce3" office:value-type="float" office:value="1.76368" calcext:value-type="float">
            <text:p>1.76368</text:p>
          </table:table-cell>
          <table:table-cell table:style-name="ce3" office:value-type="float" office:value="0.09078" calcext:value-type="float">
            <text:p>0.09078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0.06101" calcext:value-type="float">
            <text:p>0.06101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31.314" calcext:value-type="float">
            <text:p>31.31400</text:p>
          </table:table-cell>
          <table:table-cell table:style-name="ce3" office:value-type="float" office:value="3.76927" calcext:value-type="float">
            <text:p>3.76927</text:p>
          </table:table-cell>
          <table:table-cell table:style-name="ce3" office:value-type="float" office:value="3.24097" calcext:value-type="float">
            <text:p>3.24097</text:p>
          </table:table-cell>
          <table:table-cell table:style-name="ce3" office:value-type="float" office:value="0.40046" calcext:value-type="float">
            <text:p>0.40046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3" office:value-type="float" office:value="0.33575" calcext:value-type="float">
            <text:p>0.335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6.338" calcext:value-type="float">
            <text:p>36.33800</text:p>
          </table:table-cell>
          <table:table-cell table:style-name="ce3" office:value-type="float" office:value="3.17801" calcext:value-type="float">
            <text:p>3.17801</text:p>
          </table:table-cell>
          <table:table-cell table:style-name="ce3" office:value-type="float" office:value="2.77307" calcext:value-type="float">
            <text:p>2.77307</text:p>
          </table:table-cell>
          <table:table-cell table:style-name="ce3" office:value-type="float" office:value="0.24334" calcext:value-type="float">
            <text:p>0.24334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3" office:value-type="float" office:value="0.14246" calcext:value-type="float">
            <text:p>0.1424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179" calcext:value-type="float">
            <text:p>53.17900</text:p>
          </table:table-cell>
          <table:table-cell table:style-name="ce3" office:value-type="float" office:value="2.86024" calcext:value-type="float">
            <text:p>2.86024</text:p>
          </table:table-cell>
          <table:table-cell table:style-name="ce3" office:value-type="float" office:value="1.88585" calcext:value-type="float">
            <text:p>1.88585</text:p>
          </table:table-cell>
          <table:table-cell table:style-name="ce3" office:value-type="float" office:value="0.10079" calcext:value-type="float">
            <text:p>0.10079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0.05177" calcext:value-type="float">
            <text:p>0.05177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4.927" calcext:value-type="float">
            <text:p>24.92700</text:p>
          </table:table-cell>
          <table:table-cell table:style-name="ce3" office:value-type="float" office:value="3.55073" calcext:value-type="float">
            <text:p>3.55073</text:p>
          </table:table-cell>
          <table:table-cell table:style-name="ce3" office:value-type="float" office:value="4.09626" calcext:value-type="float">
            <text:p>4.09626</text:p>
          </table:table-cell>
          <table:table-cell table:style-name="ce3" office:value-type="float" office:value="0.60544" calcext:value-type="float">
            <text:p>0.60544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3" office:value-type="float" office:value="0.3101" calcext:value-type="float">
            <text:p>0.310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1.684" calcext:value-type="float">
            <text:p>31.68400</text:p>
          </table:table-cell>
          <table:table-cell table:style-name="ce3" office:value-type="float" office:value="2.91379" calcext:value-type="float">
            <text:p>2.91379</text:p>
          </table:table-cell>
          <table:table-cell table:style-name="ce3" office:value-type="float" office:value="3.18288" calcext:value-type="float">
            <text:p>3.18288</text:p>
          </table:table-cell>
          <table:table-cell table:style-name="ce3" office:value-type="float" office:value="0.2928" calcext:value-type="float">
            <text:p>0.29280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3" office:value-type="float" office:value="0.12611" calcext:value-type="float">
            <text:p>0.1261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766" calcext:value-type="float">
            <text:p>50.76600</text:p>
          </table:table-cell>
          <table:table-cell table:style-name="ce3" office:value-type="float" office:value="2.75812" calcext:value-type="float">
            <text:p>2.75812</text:p>
          </table:table-cell>
          <table:table-cell table:style-name="ce3" office:value-type="float" office:value="1.97555" calcext:value-type="float">
            <text:p>1.97555</text:p>
          </table:table-cell>
          <table:table-cell table:style-name="ce3" office:value-type="float" office:value="0.10579" calcext:value-type="float">
            <text:p>0.10579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0.04064" calcext:value-type="float">
            <text:p>0.04064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9.856" calcext:value-type="float">
            <text:p>19.85600</text:p>
          </table:table-cell>
          <table:table-cell table:style-name="ce3" office:value-type="float" office:value="3.00321" calcext:value-type="float">
            <text:p>3.00321</text:p>
          </table:table-cell>
          <table:table-cell table:style-name="ce3" office:value-type="float" office:value="5.15346" calcext:value-type="float">
            <text:p>5.15346</text:p>
          </table:table-cell>
          <table:table-cell table:style-name="ce3" office:value-type="float" office:value="0.78998" calcext:value-type="float">
            <text:p>0.78998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3" office:value-type="float" office:value="0.26189" calcext:value-type="float">
            <text:p>0.261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8.163" calcext:value-type="float">
            <text:p>28.16300</text:p>
          </table:table-cell>
          <table:table-cell table:style-name="ce3" office:value-type="float" office:value="2.41048" calcext:value-type="float">
            <text:p>2.41048</text:p>
          </table:table-cell>
          <table:table-cell table:style-name="ce3" office:value-type="float" office:value="3.57643" calcext:value-type="float">
            <text:p>3.57643</text:p>
          </table:table-cell>
          <table:table-cell table:style-name="ce3" office:value-type="float" office:value="0.30195" calcext:value-type="float">
            <text:p>0.30195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3" office:value-type="float" office:value="0.09869" calcext:value-type="float">
            <text:p>0.09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98" calcext:value-type="float">
            <text:p>49.98000</text:p>
          </table:table-cell>
          <table:table-cell table:style-name="ce3" office:value-type="float" office:value="2.77986" calcext:value-type="float">
            <text:p>2.77986</text:p>
          </table:table-cell>
          <table:table-cell table:style-name="ce3" office:value-type="float" office:value="2.03165" calcext:value-type="float">
            <text:p>2.03165</text:p>
          </table:table-cell>
          <table:table-cell table:style-name="ce3" office:value-type="float" office:value="0.11125" calcext:value-type="float">
            <text:p>0.11125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0.03193" calcext:value-type="float">
            <text:p>0.03193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5.807" calcext:value-type="float">
            <text:p>15.80700</text:p>
          </table:table-cell>
          <table:table-cell table:style-name="ce3" office:value-type="float" office:value="2.15586" calcext:value-type="float">
            <text:p>2.15586</text:p>
          </table:table-cell>
          <table:table-cell table:style-name="ce3" office:value-type="float" office:value="6.44038" calcext:value-type="float">
            <text:p>6.44038</text:p>
          </table:table-cell>
          <table:table-cell table:style-name="ce3" office:value-type="float" office:value="0.84893" calcext:value-type="float">
            <text:p>0.84893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3" office:value-type="float" office:value="0.18445" calcext:value-type="float">
            <text:p>0.1844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5.732" calcext:value-type="float">
            <text:p>25.73200</text:p>
          </table:table-cell>
          <table:table-cell table:style-name="ce3" office:value-type="float" office:value="1.78611" calcext:value-type="float">
            <text:p>1.78611</text:p>
          </table:table-cell>
          <table:table-cell table:style-name="ce3" office:value-type="float" office:value="3.90456" calcext:value-type="float">
            <text:p>3.90456</text:p>
          </table:table-cell>
          <table:table-cell table:style-name="ce3" office:value-type="float" office:value="0.26555" calcext:value-type="float">
            <text:p>0.26555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3" office:value-type="float" office:value="0.06829" calcext:value-type="float">
            <text:p>0.0682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599" calcext:value-type="float">
            <text:p>48.59900</text:p>
          </table:table-cell>
          <table:table-cell table:style-name="ce3" office:value-type="float" office:value="2.92202" calcext:value-type="float">
            <text:p>2.92202</text:p>
          </table:table-cell>
          <table:table-cell table:style-name="ce3" office:value-type="float" office:value="2.06482" calcext:value-type="float">
            <text:p>2.06482</text:p>
          </table:table-cell>
          <table:table-cell table:style-name="ce3" office:value-type="float" office:value="0.11959" calcext:value-type="float">
            <text:p>0.1195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0.02889" calcext:value-type="float">
            <text:p>0.02889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3.267" calcext:value-type="float">
            <text:p>13.26700</text:p>
          </table:table-cell>
          <table:table-cell table:style-name="ce3" office:value-type="float" office:value="1.23681" calcext:value-type="float">
            <text:p>1.23681</text:p>
          </table:table-cell>
          <table:table-cell table:style-name="ce3" office:value-type="float" office:value="7.59988" calcext:value-type="float">
            <text:p>7.59988</text:p>
          </table:table-cell>
          <table:table-cell table:style-name="ce3" office:value-type="float" office:value="0.67439" calcext:value-type="float">
            <text:p>0.67439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3" office:value-type="float" office:value="0.10117" calcext:value-type="float">
            <text:p>0.101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30778" calcext:value-type="float">
            <text:p>1.30778</text:p>
          </table:table-cell>
          <table:table-cell table:style-name="ce3" office:value-type="float" office:value="4.12511" calcext:value-type="float">
            <text:p>4.12511</text:p>
          </table:table-cell>
          <table:table-cell table:style-name="ce3" office:value-type="float" office:value="0.21901" calcext:value-type="float">
            <text:p>0.21901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0.03923" calcext:value-type="float">
            <text:p>0.0392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219" calcext:value-type="float">
            <text:p>48.21900</text:p>
          </table:table-cell>
          <table:table-cell table:style-name="ce3" office:value-type="float" office:value="3.01646" calcext:value-type="float">
            <text:p>3.01646</text:p>
          </table:table-cell>
          <table:table-cell table:style-name="ce3" office:value-type="float" office:value="2.08166" calcext:value-type="float">
            <text:p>2.08166</text:p>
          </table:table-cell>
          <table:table-cell table:style-name="ce3" office:value-type="float" office:value="0.1251" calcext:value-type="float">
            <text:p>0.12510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0.02785" calcext:value-type="float">
            <text:p>0.0278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245" calcext:value-type="float">
            <text:p>12.24500</text:p>
          </table:table-cell>
          <table:table-cell table:style-name="ce3" office:value-type="float" office:value="0.68918" calcext:value-type="float">
            <text:p>0.68918</text:p>
          </table:table-cell>
          <table:table-cell table:style-name="ce3" office:value-type="float" office:value="8.19217" calcext:value-type="float">
            <text:p>8.19217</text:p>
          </table:table-cell>
          <table:table-cell table:style-name="ce3" office:value-type="float" office:value="0.45607" calcext:value-type="float">
            <text:p>0.45607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0.04062" calcext:value-type="float">
            <text:p>0.040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94" calcext:value-type="float">
            <text:p>23.79400</text:p>
          </table:table-cell>
          <table:table-cell table:style-name="ce3" office:value-type="float" office:value="1.09525" calcext:value-type="float">
            <text:p>1.09525</text:p>
          </table:table-cell>
          <table:table-cell table:style-name="ce3" office:value-type="float" office:value="4.21169" calcext:value-type="float">
            <text:p>4.21169</text:p>
          </table:table-cell>
          <table:table-cell table:style-name="ce3" office:value-type="float" office:value="0.19481" calcext:value-type="float">
            <text:p>0.19481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0.0169" calcext:value-type="float">
            <text:p>0.016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94" calcext:value-type="float">
            <text:p>48.09400</text:p>
          </table:table-cell>
          <table:table-cell table:style-name="ce3" office:value-type="float" office:value="3.07818" calcext:value-type="float">
            <text:p>3.07818</text:p>
          </table:table-cell>
          <table:table-cell table:style-name="ce3" office:value-type="float" office:value="2.08744" calcext:value-type="float">
            <text:p>2.08744</text:p>
          </table:table-cell>
          <table:table-cell table:style-name="ce3" office:value-type="float" office:value="0.12826" calcext:value-type="float">
            <text:p>0.12826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0.02824" calcext:value-type="float">
            <text:p>0.02824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7.43" calcext:value-type="float">
            <text:p>57.43000</text:p>
          </table:table-cell>
          <table:table-cell table:style-name="ce3" office:value-type="float" office:value="4.38784" calcext:value-type="float">
            <text:p>4.38784</text:p>
          </table:table-cell>
          <table:table-cell table:style-name="ce3" office:value-type="float" office:value="1.75154" calcext:value-type="float">
            <text:p>1.75154</text:p>
          </table:table-cell>
          <table:table-cell table:style-name="ce3" office:value-type="float" office:value="0.13559" calcext:value-type="float">
            <text:p>0.13559</text:p>
          </table:table-cell>
          <table:table-cell table:style-name="ce8" office:value-type="float" office:value="4.89963" calcext:value-type="float">
            <text:p>4.89963</text:p>
          </table:table-cell>
          <table:table-cell table:style-name="ce3" office:value-type="float" office:value="0.43501" calcext:value-type="float">
            <text:p>0.4350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3" calcext:value-type="float">
            <text:p>58.30000</text:p>
          </table:table-cell>
          <table:table-cell table:style-name="ce3" office:value-type="float" office:value="4.18497" calcext:value-type="float">
            <text:p>4.18497</text:p>
          </table:table-cell>
          <table:table-cell table:style-name="ce3" office:value-type="float" office:value="1.72419" calcext:value-type="float">
            <text:p>1.72419</text:p>
          </table:table-cell>
          <table:table-cell table:style-name="ce3" office:value-type="float" office:value="0.12505" calcext:value-type="float">
            <text:p>0.12505</text:p>
          </table:table-cell>
          <table:table-cell table:style-name="ce8" office:value-type="float" office:value="2.488" calcext:value-type="float">
            <text:p>2.48800</text:p>
          </table:table-cell>
          <table:table-cell table:style-name="ce3" office:value-type="float" office:value="0.20912" calcext:value-type="float">
            <text:p>0.209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133" calcext:value-type="float">
            <text:p>70.13300</text:p>
          </table:table-cell>
          <table:table-cell table:style-name="ce3" office:value-type="float" office:value="3.42422" calcext:value-type="float">
            <text:p>3.42422</text:p>
          </table:table-cell>
          <table:table-cell table:style-name="ce3" office:value-type="float" office:value="1.42929" calcext:value-type="float">
            <text:p>1.42929</text:p>
          </table:table-cell>
          <table:table-cell table:style-name="ce3" office:value-type="float" office:value="0.07038" calcext:value-type="float">
            <text:p>0.07038</text:p>
          </table:table-cell>
          <table:table-cell table:style-name="ce8" office:value-type="float" office:value="1.51049" calcext:value-type="float">
            <text:p>1.51049</text:p>
          </table:table-cell>
          <table:table-cell table:style-name="ce3" office:value-type="float" office:value="0.06765" calcext:value-type="float">
            <text:p>0.06765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1.459" calcext:value-type="float">
            <text:p>41.45900</text:p>
          </table:table-cell>
          <table:table-cell table:style-name="ce3" office:value-type="float" office:value="4.53677" calcext:value-type="float">
            <text:p>4.53677</text:p>
          </table:table-cell>
          <table:table-cell table:style-name="ce3" office:value-type="float" office:value="2.44156" calcext:value-type="float">
            <text:p>2.44156</text:p>
          </table:table-cell>
          <table:table-cell table:style-name="ce3" office:value-type="float" office:value="0.27297" calcext:value-type="float">
            <text:p>0.27297</text:p>
          </table:table-cell>
          <table:table-cell table:style-name="ce8" office:value-type="float" office:value="3.46467" calcext:value-type="float">
            <text:p>3.46467</text:p>
          </table:table-cell>
          <table:table-cell table:style-name="ce3" office:value-type="float" office:value="0.41339" calcext:value-type="float">
            <text:p>0.4133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3.935" calcext:value-type="float">
            <text:p>43.93500</text:p>
          </table:table-cell>
          <table:table-cell table:style-name="ce3" office:value-type="float" office:value="4.07465" calcext:value-type="float">
            <text:p>4.07465</text:p>
          </table:table-cell>
          <table:table-cell table:style-name="ce3" office:value-type="float" office:value="2.29582" calcext:value-type="float">
            <text:p>2.29582</text:p>
          </table:table-cell>
          <table:table-cell table:style-name="ce3" office:value-type="float" office:value="0.21445" calcext:value-type="float">
            <text:p>0.21445</text:p>
          </table:table-cell>
          <table:table-cell table:style-name="ce8" office:value-type="float" office:value="1.87449" calcext:value-type="float">
            <text:p>1.87449</text:p>
          </table:table-cell>
          <table:table-cell table:style-name="ce3" office:value-type="float" office:value="0.18767" calcext:value-type="float">
            <text:p>0.1876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86" calcext:value-type="float">
            <text:p>62.48600</text:p>
          </table:table-cell>
          <table:table-cell table:style-name="ce3" office:value-type="float" office:value="3.49626" calcext:value-type="float">
            <text:p>3.49626</text:p>
          </table:table-cell>
          <table:table-cell table:style-name="ce3" office:value-type="float" office:value="1.60539" calcext:value-type="float">
            <text:p>1.60539</text:p>
          </table:table-cell>
          <table:table-cell table:style-name="ce3" office:value-type="float" office:value="0.09019" calcext:value-type="float">
            <text:p>0.09019</text:p>
          </table:table-cell>
          <table:table-cell table:style-name="ce8" office:value-type="float" office:value="1.34499" calcext:value-type="float">
            <text:p>1.34499</text:p>
          </table:table-cell>
          <table:table-cell table:style-name="ce3" office:value-type="float" office:value="0.05315" calcext:value-type="float">
            <text:p>0.05315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28.738" calcext:value-type="float">
            <text:p>28.73800</text:p>
          </table:table-cell>
          <table:table-cell table:style-name="ce3" office:value-type="float" office:value="4.37691" calcext:value-type="float">
            <text:p>4.37691</text:p>
          </table:table-cell>
          <table:table-cell table:style-name="ce3" office:value-type="float" office:value="3.56128" calcext:value-type="float">
            <text:p>3.56128</text:p>
          </table:table-cell>
          <table:table-cell table:style-name="ce3" office:value-type="float" office:value="0.54572" calcext:value-type="float">
            <text:p>0.54572</text:p>
          </table:table-cell>
          <table:table-cell table:style-name="ce8" office:value-type="float" office:value="2.40153" calcext:value-type="float">
            <text:p>2.40153</text:p>
          </table:table-cell>
          <table:table-cell table:style-name="ce3" office:value-type="float" office:value="0.38395" calcext:value-type="float">
            <text:p>0.383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3.697" calcext:value-type="float">
            <text:p>33.69700</text:p>
          </table:table-cell>
          <table:table-cell table:style-name="ce3" office:value-type="float" office:value="3.42421" calcext:value-type="float">
            <text:p>3.42421</text:p>
          </table:table-cell>
          <table:table-cell table:style-name="ce3" office:value-type="float" office:value="2.99755" calcext:value-type="float">
            <text:p>2.99755</text:p>
          </table:table-cell>
          <table:table-cell table:style-name="ce3" office:value-type="float" office:value="0.2971" calcext:value-type="float">
            <text:p>0.29710</text:p>
          </table:table-cell>
          <table:table-cell table:style-name="ce8" office:value-type="float" office:value="1.43724" calcext:value-type="float">
            <text:p>1.43724</text:p>
          </table:table-cell>
          <table:table-cell table:style-name="ce3" office:value-type="float" office:value="0.15216" calcext:value-type="float">
            <text:p>0.1521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01" calcext:value-type="float">
            <text:p>58.01000</text:p>
          </table:table-cell>
          <table:table-cell table:style-name="ce3" office:value-type="float" office:value="3.47763" calcext:value-type="float">
            <text:p>3.47763</text:p>
          </table:table-cell>
          <table:table-cell table:style-name="ce3" office:value-type="float" office:value="1.73004" calcext:value-type="float">
            <text:p>1.73004</text:p>
          </table:table-cell>
          <table:table-cell table:style-name="ce3" office:value-type="float" office:value="0.10374" calcext:value-type="float">
            <text:p>0.10374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3" office:value-type="float" office:value="0.04206" calcext:value-type="float">
            <text:p>0.04206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9.556" calcext:value-type="float">
            <text:p>19.55600</text:p>
          </table:table-cell>
          <table:table-cell table:style-name="ce3" office:value-type="float" office:value="3.77609" calcext:value-type="float">
            <text:p>3.77609</text:p>
          </table:table-cell>
          <table:table-cell table:style-name="ce3" office:value-type="float" office:value="5.29484" calcext:value-type="float">
            <text:p>5.29484</text:p>
          </table:table-cell>
          <table:table-cell table:style-name="ce3" office:value-type="float" office:value="0.96453" calcext:value-type="float">
            <text:p>0.96453</text:p>
          </table:table-cell>
          <table:table-cell table:style-name="ce8" office:value-type="float" office:value="1.6339" calcext:value-type="float">
            <text:p>1.63390</text:p>
          </table:table-cell>
          <table:table-cell table:style-name="ce3" office:value-type="float" office:value="0.32415" calcext:value-type="float">
            <text:p>0.3241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7.417" calcext:value-type="float">
            <text:p>27.41700</text:p>
          </table:table-cell>
          <table:table-cell table:style-name="ce3" office:value-type="float" office:value="2.26828" calcext:value-type="float">
            <text:p>2.26828</text:p>
          </table:table-cell>
          <table:table-cell table:style-name="ce3" office:value-type="float" office:value="3.67102" calcext:value-type="float">
            <text:p>3.67102</text:p>
          </table:table-cell>
          <table:table-cell table:style-name="ce3" office:value-type="float" office:value="0.2878" calcext:value-type="float">
            <text:p>0.28780</text:p>
          </table:table-cell>
          <table:table-cell table:style-name="ce8" office:value-type="float" office:value="1.16887" calcext:value-type="float">
            <text:p>1.16887</text:p>
          </table:table-cell>
          <table:table-cell table:style-name="ce3" office:value-type="float" office:value="0.09669" calcext:value-type="float">
            <text:p>0.096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5.619" calcext:value-type="float">
            <text:p>55.61900</text:p>
          </table:table-cell>
          <table:table-cell table:style-name="ce3" office:value-type="float" office:value="3.52616" calcext:value-type="float">
            <text:p>3.52616</text:p>
          </table:table-cell>
          <table:table-cell table:style-name="ce3" office:value-type="float" office:value="1.8052" calcext:value-type="float">
            <text:p>1.80520</text:p>
          </table:table-cell>
          <table:table-cell table:style-name="ce3" office:value-type="float" office:value="0.11483" calcext:value-type="float">
            <text:p>0.11483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3" office:value-type="float" office:value="0.03758" calcext:value-type="float">
            <text:p>0.03758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3.636" calcext:value-type="float">
            <text:p>13.63600</text:p>
          </table:table-cell>
          <table:table-cell table:style-name="ce3" office:value-type="float" office:value="2.37519" calcext:value-type="float">
            <text:p>2.37519</text:p>
          </table:table-cell>
          <table:table-cell table:style-name="ce3" office:value-type="float" office:value="7.51387" calcext:value-type="float">
            <text:p>7.51387</text:p>
          </table:table-cell>
          <table:table-cell table:style-name="ce3" office:value-type="float" office:value="1.05419" calcext:value-type="float">
            <text:p>1.05419</text:p>
          </table:table-cell>
          <table:table-cell table:style-name="ce8" office:value-type="float" office:value="1.13827" calcext:value-type="float">
            <text:p>1.13827</text:p>
          </table:table-cell>
          <table:table-cell table:style-name="ce3" office:value-type="float" office:value="0.1994" calcext:value-type="float">
            <text:p>0.1994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643" calcext:value-type="float">
            <text:p>24.64300</text:p>
          </table:table-cell>
          <table:table-cell table:style-name="ce3" office:value-type="float" office:value="1.29906" calcext:value-type="float">
            <text:p>1.29906</text:p>
          </table:table-cell>
          <table:table-cell table:style-name="ce3" office:value-type="float" office:value="4.06901" calcext:value-type="float">
            <text:p>4.06901</text:p>
          </table:table-cell>
          <table:table-cell table:style-name="ce3" office:value-type="float" office:value="0.21072" calcext:value-type="float">
            <text:p>0.21072</text:p>
          </table:table-cell>
          <table:table-cell table:style-name="ce8" office:value-type="float" office:value="1.04978" calcext:value-type="float">
            <text:p>1.04978</text:p>
          </table:table-cell>
          <table:table-cell table:style-name="ce3" office:value-type="float" office:value="0.03436" calcext:value-type="float">
            <text:p>0.034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4.434" calcext:value-type="float">
            <text:p>54.43400</text:p>
          </table:table-cell>
          <table:table-cell table:style-name="ce3" office:value-type="float" office:value="3.54001" calcext:value-type="float">
            <text:p>3.54001</text:p>
          </table:table-cell>
          <table:table-cell table:style-name="ce3" office:value-type="float" office:value="1.84486" calcext:value-type="float">
            <text:p>1.84486</text:p>
          </table:table-cell>
          <table:table-cell table:style-name="ce3" office:value-type="float" office:value="0.12012" calcext:value-type="float">
            <text:p>0.12012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3" office:value-type="float" office:value="0.03623" calcext:value-type="float">
            <text:p>0.03623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2.23" calcext:value-type="float">
            <text:p>12.23000</text:p>
          </table:table-cell>
          <table:table-cell table:style-name="ce3" office:value-type="float" office:value="0.7107" calcext:value-type="float">
            <text:p>0.71070</text:p>
          </table:table-cell>
          <table:table-cell table:style-name="ce3" office:value-type="float" office:value="8.20262" calcext:value-type="float">
            <text:p>8.20262</text:p>
          </table:table-cell>
          <table:table-cell table:style-name="ce3" office:value-type="float" office:value="0.45174" calcext:value-type="float">
            <text:p>0.45174</text:p>
          </table:table-cell>
          <table:table-cell table:style-name="ce8" office:value-type="float" office:value="1.02027" calcext:value-type="float">
            <text:p>1.02027</text:p>
          </table:table-cell>
          <table:table-cell table:style-name="ce3" office:value-type="float" office:value="0.04762" calcext:value-type="float">
            <text:p>0.047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5" calcext:value-type="float">
            <text:p>24.35000</text:p>
          </table:table-cell>
          <table:table-cell table:style-name="ce3" office:value-type="float" office:value="1.15564" calcext:value-type="float">
            <text:p>1.15564</text:p>
          </table:table-cell>
          <table:table-cell table:style-name="ce3" office:value-type="float" office:value="4.11608" calcext:value-type="float">
            <text:p>4.11608</text:p>
          </table:table-cell>
          <table:table-cell table:style-name="ce3" office:value-type="float" office:value="0.1966" calcext:value-type="float">
            <text:p>0.19660</text:p>
          </table:table-cell>
          <table:table-cell table:style-name="ce8" office:value-type="float" office:value="1.0372" calcext:value-type="float">
            <text:p>1.03720</text:p>
          </table:table-cell>
          <table:table-cell table:style-name="ce3" office:value-type="float" office:value="0.01875" calcext:value-type="float">
            <text:p>0.018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831" calcext:value-type="float">
            <text:p>53.83100</text:p>
          </table:table-cell>
          <table:table-cell table:style-name="ce3" office:value-type="float" office:value="3.56713" calcext:value-type="float">
            <text:p>3.56713</text:p>
          </table:table-cell>
          <table:table-cell table:style-name="ce3" office:value-type="float" office:value="1.86585" calcext:value-type="float">
            <text:p>1.86585</text:p>
          </table:table-cell>
          <table:table-cell table:style-name="ce3" office:value-type="float" office:value="0.12404" calcext:value-type="float">
            <text:p>0.12404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3" office:value-type="float" office:value="0.03704" calcext:value-type="float">
            <text:p>0.03704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2.15" calcext:value-type="float">
            <text:p>12.15000</text:p>
          </table:table-cell>
          <table:table-cell table:style-name="ce3" office:value-type="float" office:value="0.59119" calcext:value-type="float">
            <text:p>0.59119</text:p>
          </table:table-cell>
          <table:table-cell table:style-name="ce3" office:value-type="float" office:value="8.25009" calcext:value-type="float">
            <text:p>8.25009</text:p>
          </table:table-cell>
          <table:table-cell table:style-name="ce3" office:value-type="float" office:value="0.40467" calcext:value-type="float">
            <text:p>0.40467</text:p>
          </table:table-cell>
          <table:table-cell table:style-name="ce8" office:value-type="float" office:value="1.0135" calcext:value-type="float">
            <text:p>1.01350</text:p>
          </table:table-cell>
          <table:table-cell table:style-name="ce3" office:value-type="float" office:value="0.03131" calcext:value-type="float">
            <text:p>0.031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14117" calcext:value-type="float">
            <text:p>1.14117</text:p>
          </table:table-cell>
          <table:table-cell table:style-name="ce3" office:value-type="float" office:value="4.12248" calcext:value-type="float">
            <text:p>4.12248</text:p>
          </table:table-cell>
          <table:table-cell table:style-name="ce3" office:value-type="float" office:value="0.1945" calcext:value-type="float">
            <text:p>0.19450</text:p>
          </table:table-cell>
          <table:table-cell table:style-name="ce8" office:value-type="float" office:value="1.03556" calcext:value-type="float">
            <text:p>1.03556</text:p>
          </table:table-cell>
          <table:table-cell table:style-name="ce3" office:value-type="float" office:value="0.01876" calcext:value-type="float">
            <text:p>0.0187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205" calcext:value-type="float">
            <text:p>53.20500</text:p>
          </table:table-cell>
          <table:table-cell table:style-name="ce3" office:value-type="float" office:value="3.58287" calcext:value-type="float">
            <text:p>3.58287</text:p>
          </table:table-cell>
          <table:table-cell table:style-name="ce3" office:value-type="float" office:value="1.88806" calcext:value-type="float">
            <text:p>1.88806</text:p>
          </table:table-cell>
          <table:table-cell table:style-name="ce3" office:value-type="float" office:value="0.12727" calcext:value-type="float">
            <text:p>0.12727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3" office:value-type="float" office:value="0.0378" calcext:value-type="float">
            <text:p>0.03780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154" calcext:value-type="float">
            <text:p>12.15400</text:p>
          </table:table-cell>
          <table:table-cell table:style-name="ce3" office:value-type="float" office:value="0.59016" calcext:value-type="float">
            <text:p>0.59016</text:p>
          </table:table-cell>
          <table:table-cell table:style-name="ce3" office:value-type="float" office:value="8.24729" calcext:value-type="float">
            <text:p>8.24729</text:p>
          </table:table-cell>
          <table:table-cell table:style-name="ce3" office:value-type="float" office:value="0.40368" calcext:value-type="float">
            <text:p>0.40368</text:p>
          </table:table-cell>
          <table:table-cell table:style-name="ce8" office:value-type="float" office:value="1.01384" calcext:value-type="float">
            <text:p>1.01384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83" calcext:value-type="float">
            <text:p>24.28300</text:p>
          </table:table-cell>
          <table:table-cell table:style-name="ce3" office:value-type="float" office:value="1.13618" calcext:value-type="float">
            <text:p>1.13618</text:p>
          </table:table-cell>
          <table:table-cell table:style-name="ce3" office:value-type="float" office:value="4.12716" calcext:value-type="float">
            <text:p>4.12716</text:p>
          </table:table-cell>
          <table:table-cell table:style-name="ce3" office:value-type="float" office:value="0.19392" calcext:value-type="float">
            <text:p>0.19392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3" office:value-type="float" office:value="0.01921" calcext:value-type="float">
            <text:p>0.0192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527" calcext:value-type="float">
            <text:p>52.52700</text:p>
          </table:table-cell>
          <table:table-cell table:style-name="ce3" office:value-type="float" office:value="3.58654" calcext:value-type="float">
            <text:p>3.58654</text:p>
          </table:table-cell>
          <table:table-cell table:style-name="ce3" office:value-type="float" office:value="1.91265" calcext:value-type="float">
            <text:p>1.91265</text:p>
          </table:table-cell>
          <table:table-cell table:style-name="ce3" office:value-type="float" office:value="0.13049" calcext:value-type="float">
            <text:p>0.13049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3" office:value-type="float" office:value="0.03747" calcext:value-type="float">
            <text:p>0.03747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146" calcext:value-type="float">
            <text:p>12.14600</text:p>
          </table:table-cell>
          <table:table-cell table:style-name="ce3" office:value-type="float" office:value="0.59219" calcext:value-type="float">
            <text:p>0.59219</text:p>
          </table:table-cell>
          <table:table-cell table:style-name="ce3" office:value-type="float" office:value="8.25286" calcext:value-type="float">
            <text:p>8.25286</text:p>
          </table:table-cell>
          <table:table-cell table:style-name="ce3" office:value-type="float" office:value="0.40515" calcext:value-type="float">
            <text:p>0.40515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3" office:value-type="float" office:value="0.03097" calcext:value-type="float">
            <text:p>0.0309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7" calcext:value-type="float">
            <text:p>24.24700</text:p>
          </table:table-cell>
          <table:table-cell table:style-name="ce3" office:value-type="float" office:value="1.13754" calcext:value-type="float">
            <text:p>1.13754</text:p>
          </table:table-cell>
          <table:table-cell table:style-name="ce3" office:value-type="float" office:value="4.13336" calcext:value-type="float">
            <text:p>4.13336</text:p>
          </table:table-cell>
          <table:table-cell table:style-name="ce3" office:value-type="float" office:value="0.1952" calcext:value-type="float">
            <text:p>0.19520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3" office:value-type="float" office:value="0.01949" calcext:value-type="float">
            <text:p>0.0194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911" calcext:value-type="float">
            <text:p>51.91100</text:p>
          </table:table-cell>
          <table:table-cell table:style-name="ce3" office:value-type="float" office:value="3.46887" calcext:value-type="float">
            <text:p>3.46887</text:p>
          </table:table-cell>
          <table:table-cell table:style-name="ce3" office:value-type="float" office:value="1.93492" calcext:value-type="float">
            <text:p>1.93492</text:p>
          </table:table-cell>
          <table:table-cell table:style-name="ce3" office:value-type="float" office:value="0.12845" calcext:value-type="float">
            <text:p>0.12845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3" office:value-type="float" office:value="0.03488" calcext:value-type="float">
            <text:p>0.0348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144" calcext:value-type="float">
            <text:p>12.14400</text:p>
          </table:table-cell>
          <table:table-cell table:style-name="ce3" office:value-type="float" office:value="0.58246" calcext:value-type="float">
            <text:p>0.58246</text:p>
          </table:table-cell>
          <table:table-cell table:style-name="ce3" office:value-type="float" office:value="8.25355" calcext:value-type="float">
            <text:p>8.25355</text:p>
          </table:table-cell>
          <table:table-cell table:style-name="ce3" office:value-type="float" office:value="0.39781" calcext:value-type="float">
            <text:p>0.39781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3" office:value-type="float" office:value="0.03091" calcext:value-type="float">
            <text:p>0.030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1" calcext:value-type="float">
            <text:p>24.24100</text:p>
          </table:table-cell>
          <table:table-cell table:style-name="ce3" office:value-type="float" office:value="1.12646" calcext:value-type="float">
            <text:p>1.12646</text:p>
          </table:table-cell>
          <table:table-cell table:style-name="ce3" office:value-type="float" office:value="4.13421" calcext:value-type="float">
            <text:p>4.13421</text:p>
          </table:table-cell>
          <table:table-cell table:style-name="ce3" office:value-type="float" office:value="0.1933" calcext:value-type="float">
            <text:p>0.19330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3" office:value-type="float" office:value="0.0191" calcext:value-type="float">
            <text:p>0.019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525" calcext:value-type="float">
            <text:p>51.52500</text:p>
          </table:table-cell>
          <table:table-cell table:style-name="ce3" office:value-type="float" office:value="3.36205" calcext:value-type="float">
            <text:p>3.36205</text:p>
          </table:table-cell>
          <table:table-cell table:style-name="ce3" office:value-type="float" office:value="1.94898" calcext:value-type="float">
            <text:p>1.94898</text:p>
          </table:table-cell>
          <table:table-cell table:style-name="ce3" office:value-type="float" office:value="0.12581" calcext:value-type="float">
            <text:p>0.12581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3" office:value-type="float" office:value="0.0324" calcext:value-type="float">
            <text:p>0.03240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+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1.553" calcext:value-type="float">
            <text:p>61.55300</text:p>
          </table:table-cell>
          <table:table-cell table:style-name="ce3" office:value-type="float" office:value="4.24749" calcext:value-type="float">
            <text:p>4.24749</text:p>
          </table:table-cell>
          <table:table-cell table:style-name="ce3" office:value-type="float" office:value="1.63252" calcext:value-type="float">
            <text:p>1.63252</text:p>
          </table:table-cell>
          <table:table-cell table:style-name="ce3" office:value-type="float" office:value="0.11511" calcext:value-type="float">
            <text:p>0.11511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0.43244" calcext:value-type="float">
            <text:p>0.4324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077" calcext:value-type="float">
            <text:p>63.07700</text:p>
          </table:table-cell>
          <table:table-cell table:style-name="ce3" office:value-type="float" office:value="4.01062" calcext:value-type="float">
            <text:p>4.01062</text:p>
          </table:table-cell>
          <table:table-cell table:style-name="ce3" office:value-type="float" office:value="1.59187" calcext:value-type="float">
            <text:p>1.59187</text:p>
          </table:table-cell>
          <table:table-cell table:style-name="ce3" office:value-type="float" office:value="0.10275" calcext:value-type="float">
            <text:p>0.10275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0.20796" calcext:value-type="float">
            <text:p>0.2079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979" calcext:value-type="float">
            <text:p>70.97900</text:p>
          </table:table-cell>
          <table:table-cell table:style-name="ce3" office:value-type="float" office:value="3.25892" calcext:value-type="float">
            <text:p>3.25892</text:p>
          </table:table-cell>
          <table:table-cell table:style-name="ce3" office:value-type="float" office:value="1.41186" calcext:value-type="float">
            <text:p>1.41186</text:p>
          </table:table-cell>
          <table:table-cell table:style-name="ce3" office:value-type="float" office:value="0.06534" calcext:value-type="float">
            <text:p>0.06534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3" office:value-type="float" office:value="0.08396" calcext:value-type="float">
            <text:p>0.08396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7.704" calcext:value-type="float">
            <text:p>47.70400</text:p>
          </table:table-cell>
          <table:table-cell table:style-name="ce3" office:value-type="float" office:value="4.48178" calcext:value-type="float">
            <text:p>4.48178</text:p>
          </table:table-cell>
          <table:table-cell table:style-name="ce3" office:value-type="float" office:value="2.11544" calcext:value-type="float">
            <text:p>2.11544</text:p>
          </table:table-cell>
          <table:table-cell table:style-name="ce3" office:value-type="float" office:value="0.20589" calcext:value-type="float">
            <text:p>0.20589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0.41934" calcext:value-type="float">
            <text:p>0.4193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699" calcext:value-type="float">
            <text:p>50.69900</text:p>
          </table:table-cell>
          <table:table-cell table:style-name="ce3" office:value-type="float" office:value="4.13671" calcext:value-type="float">
            <text:p>4.13671</text:p>
          </table:table-cell>
          <table:table-cell table:style-name="ce3" office:value-type="float" office:value="1.98591" calcext:value-type="float">
            <text:p>1.98591</text:p>
          </table:table-cell>
          <table:table-cell table:style-name="ce3" office:value-type="float" office:value="0.16645" calcext:value-type="float">
            <text:p>0.16645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0.19764" calcext:value-type="float">
            <text:p>0.197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72" calcext:value-type="float">
            <text:p>62.47200</text:p>
          </table:table-cell>
          <table:table-cell table:style-name="ce3" office:value-type="float" office:value="3.25165" calcext:value-type="float">
            <text:p>3.25165</text:p>
          </table:table-cell>
          <table:table-cell table:style-name="ce3" office:value-type="float" office:value="1.6051" calcext:value-type="float">
            <text:p>1.60510</text:p>
          </table:table-cell>
          <table:table-cell table:style-name="ce3" office:value-type="float" office:value="0.08449" calcext:value-type="float">
            <text:p>0.0844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3" office:value-type="float" office:value="0.07379" calcext:value-type="float">
            <text:p>0.07379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6.568" calcext:value-type="float">
            <text:p>36.56800</text:p>
          </table:table-cell>
          <table:table-cell table:style-name="ce3" office:value-type="float" office:value="4.45975" calcext:value-type="float">
            <text:p>4.45975</text:p>
          </table:table-cell>
          <table:table-cell table:style-name="ce3" office:value-type="float" office:value="2.77772" calcext:value-type="float">
            <text:p>2.77772</text:p>
          </table:table-cell>
          <table:table-cell table:style-name="ce3" office:value-type="float" office:value="0.35919" calcext:value-type="float">
            <text:p>0.35919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0.39712" calcext:value-type="float">
            <text:p>0.397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1.164" calcext:value-type="float">
            <text:p>41.16400</text:p>
          </table:table-cell>
          <table:table-cell table:style-name="ce3" office:value-type="float" office:value="3.92799" calcext:value-type="float">
            <text:p>3.92799</text:p>
          </table:table-cell>
          <table:table-cell table:style-name="ce3" office:value-type="float" office:value="2.45214" calcext:value-type="float">
            <text:p>2.45214</text:p>
          </table:table-cell>
          <table:table-cell table:style-name="ce3" office:value-type="float" office:value="0.24175" calcext:value-type="float">
            <text:p>0.24175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0.17869" calcext:value-type="float">
            <text:p>0.17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641" calcext:value-type="float">
            <text:p>56.64100</text:p>
          </table:table-cell>
          <table:table-cell table:style-name="ce3" office:value-type="float" office:value="3.03284" calcext:value-type="float">
            <text:p>3.03284</text:p>
          </table:table-cell>
          <table:table-cell table:style-name="ce3" office:value-type="float" office:value="1.77059" calcext:value-type="float">
            <text:p>1.77059</text:p>
          </table:table-cell>
          <table:table-cell table:style-name="ce3" office:value-type="float" office:value="0.09516" calcext:value-type="float">
            <text:p>0.09516</text:p>
          </table:table-cell>
          <table:table-cell table:style-name="ce8" office:value-type="float" office:value="1.21994" calcext:value-type="float">
            <text:p>1.21994</text:p>
          </table:table-cell>
          <table:table-cell table:style-name="ce3" office:value-type="float" office:value="0.06167" calcext:value-type="float">
            <text:p>0.06167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7.965" calcext:value-type="float">
            <text:p>27.96500</text:p>
          </table:table-cell>
          <table:table-cell table:style-name="ce3" office:value-type="float" office:value="4.24214" calcext:value-type="float">
            <text:p>4.24214</text:p>
          </table:table-cell>
          <table:table-cell table:style-name="ce3" office:value-type="float" office:value="3.66401" calcext:value-type="float">
            <text:p>3.66401</text:p>
          </table:table-cell>
          <table:table-cell table:style-name="ce3" office:value-type="float" office:value="0.59667" calcext:value-type="float">
            <text:p>0.59667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0.37036" calcext:value-type="float">
            <text:p>0.370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4.36" calcext:value-type="float">
            <text:p>34.36000</text:p>
          </table:table-cell>
          <table:table-cell table:style-name="ce3" office:value-type="float" office:value="3.55983" calcext:value-type="float">
            <text:p>3.55983</text:p>
          </table:table-cell>
          <table:table-cell table:style-name="ce3" office:value-type="float" office:value="2.94217" calcext:value-type="float">
            <text:p>2.94217</text:p>
          </table:table-cell>
          <table:table-cell table:style-name="ce3" office:value-type="float" office:value="0.31032" calcext:value-type="float">
            <text:p>0.31032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0.15564" calcext:value-type="float">
            <text:p>0.155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938" calcext:value-type="float">
            <text:p>52.93800</text:p>
          </table:table-cell>
          <table:table-cell table:style-name="ce3" office:value-type="float" office:value="2.96617" calcext:value-type="float">
            <text:p>2.96617</text:p>
          </table:table-cell>
          <table:table-cell table:style-name="ce3" office:value-type="float" office:value="1.89491" calcext:value-type="float">
            <text:p>1.89491</text:p>
          </table:table-cell>
          <table:table-cell table:style-name="ce3" office:value-type="float" office:value="0.1058" calcext:value-type="float">
            <text:p>0.10580</text:p>
          </table:table-cell>
          <table:table-cell table:style-name="ce11" office:value-type="float" office:value="1.13979" calcext:value-type="float">
            <text:p>1.13979</text:p>
          </table:table-cell>
          <table:table-cell table:style-name="ce3" office:value-type="float" office:value="0.0525" calcext:value-type="float">
            <text:p>0.05250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1.252" calcext:value-type="float">
            <text:p>21.25200</text:p>
          </table:table-cell>
          <table:table-cell table:style-name="ce3" office:value-type="float" office:value="3.85208" calcext:value-type="float">
            <text:p>3.85208</text:p>
          </table:table-cell>
          <table:table-cell table:style-name="ce3" office:value-type="float" office:value="4.86712" calcext:value-type="float">
            <text:p>4.86712</text:p>
          </table:table-cell>
          <table:table-cell table:style-name="ce3" office:value-type="float" office:value="0.91796" calcext:value-type="float">
            <text:p>0.91796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0.32819" calcext:value-type="float">
            <text:p>0.3281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9.454" calcext:value-type="float">
            <text:p>29.45400</text:p>
          </table:table-cell>
          <table:table-cell table:style-name="ce3" office:value-type="float" office:value="3.11799" calcext:value-type="float">
            <text:p>3.11799</text:p>
          </table:table-cell>
          <table:table-cell table:style-name="ce3" office:value-type="float" office:value="3.43334" calcext:value-type="float">
            <text:p>3.43334</text:p>
          </table:table-cell>
          <table:table-cell table:style-name="ce3" office:value-type="float" office:value="0.36472" calcext:value-type="float">
            <text:p>0.36472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0.13231" calcext:value-type="float">
            <text:p>0.132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489" calcext:value-type="float">
            <text:p>50.48900</text:p>
          </table:table-cell>
          <table:table-cell table:style-name="ce3" office:value-type="float" office:value="2.90101" calcext:value-type="float">
            <text:p>2.90101</text:p>
          </table:table-cell>
          <table:table-cell table:style-name="ce3" office:value-type="float" office:value="1.98709" calcext:value-type="float">
            <text:p>1.98709</text:p>
          </table:table-cell>
          <table:table-cell table:style-name="ce3" office:value-type="float" office:value="0.11279" calcext:value-type="float">
            <text:p>0.11279</text:p>
          </table:table-cell>
          <table:table-cell table:style-name="ce8" office:value-type="float" office:value="1.08661" calcext:value-type="float">
            <text:p>1.08661</text:p>
          </table:table-cell>
          <table:table-cell table:style-name="ce3" office:value-type="float" office:value="0.04097" calcext:value-type="float">
            <text:p>0.04097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6.303" calcext:value-type="float">
            <text:p>16.30300</text:p>
          </table:table-cell>
          <table:table-cell table:style-name="ce3" office:value-type="float" office:value="2.90847" calcext:value-type="float">
            <text:p>2.90847</text:p>
          </table:table-cell>
          <table:table-cell table:style-name="ce3" office:value-type="float" office:value="6.32555" calcext:value-type="float">
            <text:p>6.32555</text:p>
          </table:table-cell>
          <table:table-cell table:style-name="ce3" office:value-type="float" office:value="1.09873" calcext:value-type="float">
            <text:p>1.09873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0.24391" calcext:value-type="float">
            <text:p>0.243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6.272" calcext:value-type="float">
            <text:p>26.27200</text:p>
          </table:table-cell>
          <table:table-cell table:style-name="ce3" office:value-type="float" office:value="2.29522" calcext:value-type="float">
            <text:p>2.29522</text:p>
          </table:table-cell>
          <table:table-cell table:style-name="ce3" office:value-type="float" office:value="3.83456" calcext:value-type="float">
            <text:p>3.83456</text:p>
          </table:table-cell>
          <table:table-cell table:style-name="ce3" office:value-type="float" office:value="0.32515" calcext:value-type="float">
            <text:p>0.32515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0.09218" calcext:value-type="float">
            <text:p>0.0921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13" calcext:value-type="float">
            <text:p>49.13000</text:p>
          </table:table-cell>
          <table:table-cell table:style-name="ce3" office:value-type="float" office:value="2.89984" calcext:value-type="float">
            <text:p>2.89984</text:p>
          </table:table-cell>
          <table:table-cell table:style-name="ce3" office:value-type="float" office:value="2.04231" calcext:value-type="float">
            <text:p>2.04231</text:p>
          </table:table-cell>
          <table:table-cell table:style-name="ce3" office:value-type="float" office:value="0.11718" calcext:value-type="float">
            <text:p>0.11718</text:p>
          </table:table-cell>
          <table:table-cell table:style-name="ce8" office:value-type="float" office:value="1.05701" calcext:value-type="float">
            <text:p>1.05701</text:p>
          </table:table-cell>
          <table:table-cell table:style-name="ce3" office:value-type="float" office:value="0.03166" calcext:value-type="float">
            <text:p>0.03166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3.342" calcext:value-type="float">
            <text:p>13.34200</text:p>
          </table:table-cell>
          <table:table-cell table:style-name="ce3" office:value-type="float" office:value="1.66404" calcext:value-type="float">
            <text:p>1.66404</text:p>
          </table:table-cell>
          <table:table-cell table:style-name="ce3" office:value-type="float" office:value="7.60002" calcext:value-type="float">
            <text:p>7.60002</text:p>
          </table:table-cell>
          <table:table-cell table:style-name="ce3" office:value-type="float" office:value="0.85156" calcext:value-type="float">
            <text:p>0.85156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0.13789" calcext:value-type="float">
            <text:p>0.137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543" calcext:value-type="float">
            <text:p>24.54300</text:p>
          </table:table-cell>
          <table:table-cell table:style-name="ce3" office:value-type="float" office:value="1.53172" calcext:value-type="float">
            <text:p>1.53172</text:p>
          </table:table-cell>
          <table:table-cell table:style-name="ce3" office:value-type="float" office:value="4.0898" calcext:value-type="float">
            <text:p>4.08980</text:p>
          </table:table-cell>
          <table:table-cell table:style-name="ce3" office:value-type="float" office:value="0.24658" calcext:value-type="float">
            <text:p>0.24658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0.05224" calcext:value-type="float">
            <text:p>0.0522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421" calcext:value-type="float">
            <text:p>48.42100</text:p>
          </table:table-cell>
          <table:table-cell table:style-name="ce3" office:value-type="float" office:value="3.01658" calcext:value-type="float">
            <text:p>3.01658</text:p>
          </table:table-cell>
          <table:table-cell table:style-name="ce3" office:value-type="float" office:value="2.07293" calcext:value-type="float">
            <text:p>2.07293</text:p>
          </table:table-cell>
          <table:table-cell table:style-name="ce3" office:value-type="float" office:value="0.12434" calcext:value-type="float">
            <text:p>0.12434</text:p>
          </table:table-cell>
          <table:table-cell table:style-name="ce8" office:value-type="float" office:value="1.0415" calcext:value-type="float">
            <text:p>1.04150</text:p>
          </table:table-cell>
          <table:table-cell table:style-name="ce3" office:value-type="float" office:value="0.02923" calcext:value-type="float">
            <text:p>0.02923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253" calcext:value-type="float">
            <text:p>12.25300</text:p>
          </table:table-cell>
          <table:table-cell table:style-name="ce3" office:value-type="float" office:value="0.80187" calcext:value-type="float">
            <text:p>0.80187</text:p>
          </table:table-cell>
          <table:table-cell table:style-name="ce3" office:value-type="float" office:value="8.19418" calcext:value-type="float">
            <text:p>8.19418</text:p>
          </table:table-cell>
          <table:table-cell table:style-name="ce3" office:value-type="float" office:value="0.50659" calcext:value-type="float">
            <text:p>0.50659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0.05031" calcext:value-type="float">
            <text:p>0.050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871" calcext:value-type="float">
            <text:p>23.87100</text:p>
          </table:table-cell>
          <table:table-cell table:style-name="ce3" office:value-type="float" office:value="1.14033" calcext:value-type="float">
            <text:p>1.14033</text:p>
          </table:table-cell>
          <table:table-cell table:style-name="ce3" office:value-type="float" office:value="4.19872" calcext:value-type="float">
            <text:p>4.19872</text:p>
          </table:table-cell>
          <table:table-cell table:style-name="ce3" office:value-type="float" office:value="0.20014" calcext:value-type="float">
            <text:p>0.20014</text:p>
          </table:table-cell>
          <table:table-cell table:style-name="ce8" office:value-type="float" office:value="1.01696" calcext:value-type="float">
            <text:p>1.01696</text:p>
          </table:table-cell>
          <table:table-cell table:style-name="ce3" office:value-type="float" office:value="0.02665" calcext:value-type="float">
            <text:p>0.0266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154" calcext:value-type="float">
            <text:p>48.15400</text:p>
          </table:table-cell>
          <table:table-cell table:style-name="ce3" office:value-type="float" office:value="3.06664" calcext:value-type="float">
            <text:p>3.06664</text:p>
          </table:table-cell>
          <table:table-cell table:style-name="ce3" office:value-type="float" office:value="2.08477" calcext:value-type="float">
            <text:p>2.08477</text:p>
          </table:table-cell>
          <table:table-cell table:style-name="ce3" office:value-type="float" office:value="0.12772" calcext:value-type="float">
            <text:p>0.12772</text:p>
          </table:table-cell>
          <table:table-cell table:style-name="ce8" office:value-type="float" office:value="1.03565" calcext:value-type="float">
            <text:p>1.03565</text:p>
          </table:table-cell>
          <table:table-cell table:style-name="ce3" office:value-type="float" office:value="0.02825" calcext:value-type="float">
            <text:p>0.0282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068" calcext:value-type="float">
            <text:p>12.06800</text:p>
          </table:table-cell>
          <table:table-cell table:style-name="ce3" office:value-type="float" office:value="0.58427" calcext:value-type="float">
            <text:p>0.58427</text:p>
          </table:table-cell>
          <table:table-cell table:style-name="ce3" office:value-type="float" office:value="8.30591" calcext:value-type="float">
            <text:p>8.30591</text:p>
          </table:table-cell>
          <table:table-cell table:style-name="ce3" office:value-type="float" office:value="0.40474" calcext:value-type="float">
            <text:p>0.40474</text:p>
          </table:table-cell>
          <table:table-cell table:style-name="ce8" office:value-type="float" office:value="1.00646" calcext:value-type="float">
            <text:p>1.00646</text:p>
          </table:table-cell>
          <table:table-cell table:style-name="ce3" office:value-type="float" office:value="0.02333" calcext:value-type="float">
            <text:p>0.0233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15" calcext:value-type="float">
            <text:p>23.71500</text:p>
          </table:table-cell>
          <table:table-cell table:style-name="ce3" office:value-type="float" office:value="1.05819" calcext:value-type="float">
            <text:p>1.05819</text:p>
          </table:table-cell>
          <table:table-cell table:style-name="ce3" office:value-type="float" office:value="4.2252" calcext:value-type="float">
            <text:p>4.22520</text:p>
          </table:table-cell>
          <table:table-cell table:style-name="ce3" office:value-type="float" office:value="0.18998" calcext:value-type="float">
            <text:p>0.18998</text:p>
          </table:table-cell>
          <table:table-cell table:style-name="ce8" office:value-type="float" office:value="1.01029" calcext:value-type="float">
            <text:p>1.01029</text:p>
          </table:table-cell>
          <table:table-cell table:style-name="ce3" office:value-type="float" office:value="0.019" calcext:value-type="float">
            <text:p>0.0190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86" calcext:value-type="float">
            <text:p>48.08600</text:p>
          </table:table-cell>
          <table:table-cell table:style-name="ce3" office:value-type="float" office:value="3.08295" calcext:value-type="float">
            <text:p>3.08295</text:p>
          </table:table-cell>
          <table:table-cell table:style-name="ce3" office:value-type="float" office:value="2.08781" calcext:value-type="float">
            <text:p>2.08781</text:p>
          </table:table-cell>
          <table:table-cell table:style-name="ce3" office:value-type="float" office:value="0.12852" calcext:value-type="float">
            <text:p>0.12852</text:p>
          </table:table-cell>
          <table:table-cell table:style-name="ce8" office:value-type="float" office:value="1.03416" calcext:value-type="float">
            <text:p>1.03416</text:p>
          </table:table-cell>
          <table:table-cell table:style-name="ce3" office:value-type="float" office:value="0.0283" calcext:value-type="float">
            <text:p>0.0283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 Time" table:style-name="ta1">
        <table:table-column table:style-name="co8" table:number-columns-repeated="1024" table:default-cell-style-name="ce14"/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1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2.05371" calcext:value-type="float">
            <text:p>2.05371</text:p>
          </table:table-cell>
          <table:table-cell table:style-name="ce15" office:value-type="float" office:value="2.2466" calcext:value-type="float">
            <text:p>2.24660</text:p>
          </table:table-cell>
          <table:table-cell table:style-name="ce15" office:value-type="float" office:value="37.7241" calcext:value-type="float">
            <text:p>37.72410</text:p>
          </table:table-cell>
          <table:table-cell table:style-name="ce15"/>
          <table:table-cell table:style-name="ce15" office:value-type="float" office:value="2.58721" calcext:value-type="float">
            <text:p>2.58721</text:p>
          </table:table-cell>
          <table:table-cell table:style-name="ce15" office:value-type="float" office:value="2.2915" calcext:value-type="float">
            <text:p>2.29150</text:p>
          </table:table-cell>
          <table:table-cell table:style-name="ce15" office:value-type="float" office:value="37.9866" calcext:value-type="float">
            <text:p>37.98660</text:p>
          </table:table-cell>
          <table:table-cell table:style-name="ce15"/>
          <table:table-cell table:style-name="ce15" office:value-type="float" office:value="2.478" calcext:value-type="float">
            <text:p>2.47800</text:p>
          </table:table-cell>
          <table:table-cell table:style-name="ce15" office:value-type="float" office:value="2.23887" calcext:value-type="float">
            <text:p>2.23887</text:p>
          </table:table-cell>
          <table:table-cell table:style-name="ce15" office:value-type="float" office:value="23.9475" calcext:value-type="float">
            <text:p>23.94750</text:p>
          </table:table-cell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1.71128" calcext:value-type="float">
            <text:p>1.71128</text:p>
          </table:table-cell>
          <table:table-cell table:style-name="ce15" office:value-type="float" office:value="2.11527" calcext:value-type="float">
            <text:p>2.11527</text:p>
          </table:table-cell>
          <table:table-cell table:style-name="ce15" office:value-type="float" office:value="21.4189" calcext:value-type="float">
            <text:p>21.41890</text:p>
          </table:table-cell>
          <table:table-cell table:style-name="ce15"/>
          <table:table-cell table:style-name="ce15" office:value-type="float" office:value="2.4223" calcext:value-type="float">
            <text:p>2.42230</text:p>
          </table:table-cell>
          <table:table-cell table:style-name="ce15" office:value-type="float" office:value="2.12055" calcext:value-type="float">
            <text:p>2.12055</text:p>
          </table:table-cell>
          <table:table-cell table:style-name="ce15" office:value-type="float" office:value="18.2419" calcext:value-type="float">
            <text:p>18.24190</text:p>
          </table:table-cell>
          <table:table-cell table:style-name="ce15"/>
          <table:table-cell table:style-name="ce15" office:value-type="float" office:value="2.21731" calcext:value-type="float">
            <text:p>2.21731</text:p>
          </table:table-cell>
          <table:table-cell table:style-name="ce15" office:value-type="float" office:value="2.17404" calcext:value-type="float">
            <text:p>2.17404</text:p>
          </table:table-cell>
          <table:table-cell table:style-name="ce15" office:value-type="float" office:value="7.63201" calcext:value-type="float">
            <text:p>7.63201</text:p>
          </table:table-cell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1.61373" calcext:value-type="float">
            <text:p>1.61373</text:p>
          </table:table-cell>
          <table:table-cell table:style-name="ce15" office:value-type="float" office:value="2.02541" calcext:value-type="float">
            <text:p>2.02541</text:p>
          </table:table-cell>
          <table:table-cell table:style-name="ce15" office:value-type="float" office:value="14.3654" calcext:value-type="float">
            <text:p>14.36540</text:p>
          </table:table-cell>
          <table:table-cell table:style-name="ce15"/>
          <table:table-cell table:style-name="ce15" office:value-type="float" office:value="2.41688" calcext:value-type="float">
            <text:p>2.41688</text:p>
          </table:table-cell>
          <table:table-cell table:style-name="ce15" office:value-type="float" office:value="2.04221" calcext:value-type="float">
            <text:p>2.04221</text:p>
          </table:table-cell>
          <table:table-cell table:style-name="ce15" office:value-type="float" office:value="11.8114" calcext:value-type="float">
            <text:p>11.81140</text:p>
          </table:table-cell>
          <table:table-cell table:style-name="ce15"/>
          <table:table-cell table:style-name="ce15" office:value-type="float" office:value="1.73631" calcext:value-type="float">
            <text:p>1.73631</text:p>
          </table:table-cell>
          <table:table-cell table:style-name="ce15" office:value-type="float" office:value="2.13422" calcext:value-type="float">
            <text:p>2.13422</text:p>
          </table:table-cell>
          <table:table-cell table:style-name="ce15" office:value-type="float" office:value="4.77397" calcext:value-type="float">
            <text:p>4.77397</text:p>
          </table:table-cell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1.55898" calcext:value-type="float">
            <text:p>1.55898</text:p>
          </table:table-cell>
          <table:table-cell table:style-name="ce15" office:value-type="float" office:value="1.93735" calcext:value-type="float">
            <text:p>1.93735</text:p>
          </table:table-cell>
          <table:table-cell table:style-name="ce15" office:value-type="float" office:value="9.28407" calcext:value-type="float">
            <text:p>9.28407</text:p>
          </table:table-cell>
          <table:table-cell table:style-name="ce15"/>
          <table:table-cell table:style-name="ce15" office:value-type="float" office:value="1.93" calcext:value-type="float">
            <text:p>1.93000</text:p>
          </table:table-cell>
          <table:table-cell table:style-name="ce15" office:value-type="float" office:value="1.95897" calcext:value-type="float">
            <text:p>1.95897</text:p>
          </table:table-cell>
          <table:table-cell table:style-name="ce15" office:value-type="float" office:value="7.04855" calcext:value-type="float">
            <text:p>7.04855</text:p>
          </table:table-cell>
          <table:table-cell table:style-name="ce15"/>
          <table:table-cell table:style-name="ce15" office:value-type="float" office:value="1.74233" calcext:value-type="float">
            <text:p>1.74233</text:p>
          </table:table-cell>
          <table:table-cell table:style-name="ce15" office:value-type="float" office:value="2.10352" calcext:value-type="float">
            <text:p>2.10352</text:p>
          </table:table-cell>
          <table:table-cell table:style-name="ce15" office:value-type="float" office:value="3.38391" calcext:value-type="float">
            <text:p>3.38391</text:p>
          </table:table-cell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1.55687" calcext:value-type="float">
            <text:p>1.55687</text:p>
          </table:table-cell>
          <table:table-cell table:style-name="ce15" office:value-type="float" office:value="1.8719" calcext:value-type="float">
            <text:p>1.87190</text:p>
          </table:table-cell>
          <table:table-cell table:style-name="ce15" office:value-type="float" office:value="6.15874" calcext:value-type="float">
            <text:p>6.15874</text:p>
          </table:table-cell>
          <table:table-cell table:style-name="ce15"/>
          <table:table-cell table:style-name="ce15" office:value-type="float" office:value="1.55942" calcext:value-type="float">
            <text:p>1.55942</text:p>
          </table:table-cell>
          <table:table-cell table:style-name="ce15" office:value-type="float" office:value="1.89466" calcext:value-type="float">
            <text:p>1.89466</text:p>
          </table:table-cell>
          <table:table-cell table:style-name="ce15" office:value-type="float" office:value="4.62817" calcext:value-type="float">
            <text:p>4.62817</text:p>
          </table:table-cell>
          <table:table-cell table:style-name="ce15"/>
          <table:table-cell table:style-name="ce15" office:value-type="float" office:value="1.59103" calcext:value-type="float">
            <text:p>1.59103</text:p>
          </table:table-cell>
          <table:table-cell table:style-name="ce15" office:value-type="float" office:value="2.20003" calcext:value-type="float">
            <text:p>2.20003</text:p>
          </table:table-cell>
          <table:table-cell table:style-name="ce16" office:value-type="float" office:value="2.72688" calcext:value-type="float">
            <text:p>2.72688</text:p>
          </table:table-cell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1.49966" calcext:value-type="float">
            <text:p>1.49966</text:p>
          </table:table-cell>
          <table:table-cell table:style-name="ce15" office:value-type="float" office:value="1.78753" calcext:value-type="float">
            <text:p>1.78753</text:p>
          </table:table-cell>
          <table:table-cell table:style-name="ce15" office:value-type="float" office:value="4.62504" calcext:value-type="float">
            <text:p>4.62504</text:p>
          </table:table-cell>
          <table:table-cell table:style-name="ce15"/>
          <table:table-cell table:style-name="ce15" office:value-type="float" office:value="1.53812" calcext:value-type="float">
            <text:p>1.53812</text:p>
          </table:table-cell>
          <table:table-cell table:style-name="ce15" office:value-type="float" office:value="1.83826" calcext:value-type="float">
            <text:p>1.83826</text:p>
          </table:table-cell>
          <table:table-cell table:style-name="ce15" office:value-type="float" office:value="3.46853" calcext:value-type="float">
            <text:p>3.46853</text:p>
          </table:table-cell>
          <table:table-cell table:style-name="ce15"/>
          <table:table-cell table:style-name="ce15" office:value-type="float" office:value="1.55426" calcext:value-type="float">
            <text:p>1.55426</text:p>
          </table:table-cell>
          <table:table-cell table:style-name="ce15" office:value-type="float" office:value="2.0761" calcext:value-type="float">
            <text:p>2.07610</text:p>
          </table:table-cell>
          <table:table-cell table:style-name="ce15" office:value-type="float" office:value="2.40091" calcext:value-type="float">
            <text:p>2.40091</text:p>
          </table:table-cell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1.51541" calcext:value-type="float">
            <text:p>1.51541</text:p>
          </table:table-cell>
          <table:table-cell table:style-name="ce15" office:value-type="float" office:value="1.6855" calcext:value-type="float">
            <text:p>1.68550</text:p>
          </table:table-cell>
          <table:table-cell table:style-name="ce15" office:value-type="float" office:value="4.0634" calcext:value-type="float">
            <text:p>4.06340</text:p>
          </table:table-cell>
          <table:table-cell table:style-name="ce15"/>
          <table:table-cell table:style-name="ce15" office:value-type="float" office:value="1.53213" calcext:value-type="float">
            <text:p>1.53213</text:p>
          </table:table-cell>
          <table:table-cell table:style-name="ce15" office:value-type="float" office:value="1.78658" calcext:value-type="float">
            <text:p>1.78658</text:p>
          </table:table-cell>
          <table:table-cell table:style-name="ce15" office:value-type="float" office:value="3.02388" calcext:value-type="float">
            <text:p>3.02388</text:p>
          </table:table-cell>
          <table:table-cell table:style-name="ce15"/>
          <table:table-cell table:style-name="ce15" office:value-type="float" office:value="1.57087" calcext:value-type="float">
            <text:p>1.57087</text:p>
          </table:table-cell>
          <table:table-cell table:style-name="ce15" office:value-type="float" office:value="2.05562" calcext:value-type="float">
            <text:p>2.05562</text:p>
          </table:table-cell>
          <table:table-cell table:style-name="ce15" office:value-type="float" office:value="2.26502" calcext:value-type="float">
            <text:p>2.26502</text:p>
          </table:table-cell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1.5044" calcext:value-type="float">
            <text:p>1.50440</text:p>
          </table:table-cell>
          <table:table-cell table:style-name="ce15" office:value-type="float" office:value="1.63988" calcext:value-type="float">
            <text:p>1.63988</text:p>
          </table:table-cell>
          <table:table-cell table:style-name="ce15" office:value-type="float" office:value="3.78819" calcext:value-type="float">
            <text:p>3.78819</text:p>
          </table:table-cell>
          <table:table-cell table:style-name="ce15"/>
          <table:table-cell table:style-name="ce15" office:value-type="float" office:value="1.54918" calcext:value-type="float">
            <text:p>1.54918</text:p>
          </table:table-cell>
          <table:table-cell table:style-name="ce15" office:value-type="float" office:value="1.75489" calcext:value-type="float">
            <text:p>1.75489</text:p>
          </table:table-cell>
          <table:table-cell table:style-name="ce15" office:value-type="float" office:value="2.86487" calcext:value-type="float">
            <text:p>2.86487</text:p>
          </table:table-cell>
          <table:table-cell table:style-name="ce15"/>
          <table:table-cell table:style-name="ce15" office:value-type="float" office:value="1.86275" calcext:value-type="float">
            <text:p>1.86275</text:p>
          </table:table-cell>
          <table:table-cell table:style-name="ce15" office:value-type="float" office:value="2.04786" calcext:value-type="float">
            <text:p>2.04786</text:p>
          </table:table-cell>
          <table:table-cell table:style-name="ce15" office:value-type="float" office:value="2.21361" calcext:value-type="float">
            <text:p>2.21361</text:p>
          </table:table-cell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1.52667" calcext:value-type="float">
            <text:p>1.52667</text:p>
          </table:table-cell>
          <table:table-cell table:style-name="ce15" office:value-type="float" office:value="1.57394" calcext:value-type="float">
            <text:p>1.57394</text:p>
          </table:table-cell>
          <table:table-cell table:style-name="ce15" office:value-type="float" office:value="3.77664" calcext:value-type="float">
            <text:p>3.77664</text:p>
          </table:table-cell>
          <table:table-cell table:style-name="ce15"/>
          <table:table-cell table:style-name="ce15" office:value-type="float" office:value="1.74921" calcext:value-type="float">
            <text:p>1.74921</text:p>
          </table:table-cell>
          <table:table-cell table:style-name="ce15" office:value-type="float" office:value="1.72273" calcext:value-type="float">
            <text:p>1.72273</text:p>
          </table:table-cell>
          <table:table-cell table:style-name="ce15" office:value-type="float" office:value="2.83323" calcext:value-type="float">
            <text:p>2.83323</text:p>
          </table:table-cell>
          <table:table-cell table:style-name="ce15"/>
          <table:table-cell table:style-name="ce15" office:value-type="float" office:value="1.6091" calcext:value-type="float">
            <text:p>1.60910</text:p>
          </table:table-cell>
          <table:table-cell table:style-name="ce15" office:value-type="float" office:value="2.02837" calcext:value-type="float">
            <text:p>2.02837</text:p>
          </table:table-cell>
          <table:table-cell table:style-name="ce15" office:value-type="float" office:value="2.22425" calcext:value-type="float">
            <text:p>2.22425</text:p>
          </table:table-cell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1.5396" calcext:value-type="float">
            <text:p>1.53960</text:p>
          </table:table-cell>
          <table:table-cell table:style-name="ce15" office:value-type="float" office:value="1.55206" calcext:value-type="float">
            <text:p>1.55206</text:p>
          </table:table-cell>
          <table:table-cell table:style-name="ce15" office:value-type="float" office:value="3.93298" calcext:value-type="float">
            <text:p>3.93298</text:p>
          </table:table-cell>
          <table:table-cell table:style-name="ce15"/>
          <table:table-cell table:style-name="ce15" office:value-type="float" office:value="1.72893" calcext:value-type="float">
            <text:p>1.72893</text:p>
          </table:table-cell>
          <table:table-cell table:style-name="ce15" office:value-type="float" office:value="1.70885" calcext:value-type="float">
            <text:p>1.70885</text:p>
          </table:table-cell>
          <table:table-cell table:style-name="ce15" office:value-type="float" office:value="2.99542" calcext:value-type="float">
            <text:p>2.99542</text:p>
          </table:table-cell>
          <table:table-cell table:style-name="ce15"/>
          <table:table-cell table:style-name="ce15" office:value-type="float" office:value="1.63025" calcext:value-type="float">
            <text:p>1.63025</text:p>
          </table:table-cell>
          <table:table-cell table:style-name="ce15" office:value-type="float" office:value="2.02615" calcext:value-type="float">
            <text:p>2.02615</text:p>
          </table:table-cell>
          <table:table-cell table:style-name="ce15" office:value-type="float" office:value="2.21843" calcext:value-type="float">
            <text:p>2.21843</text:p>
          </table:table-cell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1.57256" calcext:value-type="float">
            <text:p>1.57256</text:p>
          </table:table-cell>
          <table:table-cell table:style-name="ce15" office:value-type="float" office:value="1.55197" calcext:value-type="float">
            <text:p>1.55197</text:p>
          </table:table-cell>
          <table:table-cell table:style-name="ce15" office:value-type="float" office:value="3.82525" calcext:value-type="float">
            <text:p>3.82525</text:p>
          </table:table-cell>
          <table:table-cell table:style-name="ce15"/>
          <table:table-cell table:style-name="ce15" office:value-type="float" office:value="2.12654" calcext:value-type="float">
            <text:p>2.12654</text:p>
          </table:table-cell>
          <table:table-cell table:style-name="ce15" office:value-type="float" office:value="1.71672" calcext:value-type="float">
            <text:p>1.71672</text:p>
          </table:table-cell>
          <table:table-cell table:style-name="ce15" office:value-type="float" office:value="2.84573" calcext:value-type="float">
            <text:p>2.84573</text:p>
          </table:table-cell>
          <table:table-cell table:style-name="ce15"/>
          <table:table-cell table:style-name="ce15" office:value-type="float" office:value="1.66005" calcext:value-type="float">
            <text:p>1.66005</text:p>
          </table:table-cell>
          <table:table-cell table:style-name="ce15" office:value-type="float" office:value="2.03039" calcext:value-type="float">
            <text:p>2.03039</text:p>
          </table:table-cell>
          <table:table-cell table:style-name="ce15" office:value-type="float" office:value="2.23701" calcext:value-type="float">
            <text:p>2.23701</text:p>
          </table:table-cell>
          <table:table-cell table:number-columns-repeated="1012"/>
        </table:table-row>
        <table:table-row table:style-name="ro3">
          <table:table-cell table:style-name="ce12"/>
          <table:table-cell table:style-name="ce12" table:formula="of:=AVERAGE([.B5:.B15] )" office:value-type="float" office:value="1.60480636363636" calcext:value-type="float">
            <text:p>1.6048063636</text:p>
          </table:table-cell>
          <table:table-cell table:style-name="ce12" table:formula="of:=AVERAGE( [.C5:.C15])" office:value-type="float" office:value="1.81703727272727" calcext:value-type="float">
            <text:p>1.8170372727</text:p>
          </table:table-cell>
          <table:table-cell table:style-name="ce12" table:formula="of:=AVERAGE([.D5:.D15])" office:value-type="float" office:value="10.2693372727273" calcext:value-type="float">
            <text:p>10.2693372727</text:p>
          </table:table-cell>
          <table:table-cell table:style-name="ce12"/>
          <table:table-cell table:style-name="ce12" table:formula="of:=AVERAGE([.F5:.F15] )" office:value-type="float" office:value="1.92181090909091" calcext:value-type="float">
            <text:p>1.9218109091</text:p>
          </table:table-cell>
          <table:table-cell table:style-name="ce12" table:formula="of:=AVERAGE([.G5:.G15])" office:value-type="float" office:value="1.89417454545455" calcext:value-type="float">
            <text:p>1.8941745455</text:p>
          </table:table-cell>
          <table:table-cell table:style-name="ce12" table:formula="of:=AVERAGE([.H5:.H15])" office:value-type="float" office:value="8.88620727272727" calcext:value-type="float">
            <text:p>8.8862072727</text:p>
          </table:table-cell>
          <table:table-cell table:style-name="ce12"/>
          <table:table-cell table:style-name="ce17" table:formula="of:=AVERAGE([.J5:.J15])" office:value-type="float" office:value="1.78656909090909" calcext:value-type="float">
            <text:p>1.7865690909</text:p>
          </table:table-cell>
          <table:table-cell table:style-name="ce12" table:formula="of:=AVERAGE([.K5:.K15])" office:value-type="float" office:value="2.10137909090909" calcext:value-type="float">
            <text:p>2.1013790909</text:p>
          </table:table-cell>
          <table:table-cell table:style-name="ce12" table:formula="of:=AVERAGE([.L5:.L15])" office:value-type="float" office:value="5.09304545454545" calcext:value-type="float">
            <text:p>5.0930454545</text:p>
          </table:table-cell>
          <table:table-cell table:number-columns-repeated="1012"/>
        </table:table-row>
        <table:table-row table:style-name="ro3" table:number-rows-repeated="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5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56.5651" calcext:value-type="float">
            <text:p>56.56510</text:p>
          </table:table-cell>
          <table:table-cell table:style-name="ce15" office:value-type="float" office:value="52.9924" calcext:value-type="float">
            <text:p>52.99240</text:p>
          </table:table-cell>
          <table:table-cell table:style-name="ce15" office:value-type="float" office:value="958.465" calcext:value-type="float">
            <text:p>958.46500</text:p>
          </table:table-cell>
          <table:table-cell table:style-name="ce15"/>
          <table:table-cell table:style-name="ce15" office:value-type="float" office:value="51.362" calcext:value-type="float">
            <text:p>51.36200</text:p>
          </table:table-cell>
          <table:table-cell table:style-name="ce15" office:value-type="float" office:value="52.8066" calcext:value-type="float">
            <text:p>52.80660</text:p>
          </table:table-cell>
          <table:table-cell table:style-name="ce15" office:value-type="float" office:value="949.395" calcext:value-type="float">
            <text:p>949.39500</text:p>
          </table:table-cell>
          <table:table-cell table:style-name="ce15"/>
          <table:table-cell table:style-name="ce15" office:value-type="float" office:value="43.3112" calcext:value-type="float">
            <text:p>43.31120</text:p>
          </table:table-cell>
          <table:table-cell table:style-name="ce15" office:value-type="float" office:value="53.35" calcext:value-type="float">
            <text:p>53.35000</text:p>
          </table:table-cell>
          <table:table-cell table:style-name="ce15" office:value-type="float" office:value="957.991" calcext:value-type="float">
            <text:p>957.99100</text:p>
          </table:table-cell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40.5766" calcext:value-type="float">
            <text:p>40.57660</text:p>
          </table:table-cell>
          <table:table-cell table:style-name="ce15" office:value-type="float" office:value="50.1795" calcext:value-type="float">
            <text:p>50.17950</text:p>
          </table:table-cell>
          <table:table-cell table:style-name="ce15" office:value-type="float" office:value="497.132" calcext:value-type="float">
            <text:p>497.13200</text:p>
          </table:table-cell>
          <table:table-cell table:style-name="ce15"/>
          <table:table-cell table:style-name="ce15" office:value-type="float" office:value="40.1861" calcext:value-type="float">
            <text:p>40.18610</text:p>
          </table:table-cell>
          <table:table-cell table:style-name="ce15" office:value-type="float" office:value="49.9762" calcext:value-type="float">
            <text:p>49.97620</text:p>
          </table:table-cell>
          <table:table-cell table:style-name="ce13" office:value-type="float" office:value="424.107" calcext:value-type="float">
            <text:p>424.107</text:p>
          </table:table-cell>
          <table:table-cell table:style-name="ce13"/>
          <table:table-cell table:style-name="ce15" office:value-type="float" office:value="36.881" calcext:value-type="float">
            <text:p>36.88100</text:p>
          </table:table-cell>
          <table:table-cell table:style-name="ce15" office:value-type="float" office:value="51.6361" calcext:value-type="float">
            <text:p>51.63610</text:p>
          </table:table-cell>
          <table:table-cell table:style-name="ce13" office:value-type="float" office:value="499.924" calcext:value-type="float">
            <text:p>499.924</text:p>
          </table:table-cell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38.6441" calcext:value-type="float">
            <text:p>38.64410</text:p>
          </table:table-cell>
          <table:table-cell table:style-name="ce15" office:value-type="float" office:value="47.411" calcext:value-type="float">
            <text:p>47.41100</text:p>
          </table:table-cell>
          <table:table-cell table:style-name="ce15" office:value-type="float" office:value="308.612" calcext:value-type="float">
            <text:p>308.61200</text:p>
          </table:table-cell>
          <table:table-cell table:style-name="ce15"/>
          <table:table-cell table:style-name="ce15" office:value-type="float" office:value="37.864" calcext:value-type="float">
            <text:p>37.86400</text:p>
          </table:table-cell>
          <table:table-cell table:style-name="ce15" office:value-type="float" office:value="47.74" calcext:value-type="float">
            <text:p>47.74000</text:p>
          </table:table-cell>
          <table:table-cell table:style-name="ce13" office:value-type="float" office:value="240.673" calcext:value-type="float">
            <text:p>240.673</text:p>
          </table:table-cell>
          <table:table-cell table:style-name="ce13"/>
          <table:table-cell table:style-name="ce15" office:value-type="float" office:value="35.8721" calcext:value-type="float">
            <text:p>35.87210</text:p>
          </table:table-cell>
          <table:table-cell table:style-name="ce15" office:value-type="float" office:value="50.4253" calcext:value-type="float">
            <text:p>50.42530</text:p>
          </table:table-cell>
          <table:table-cell table:style-name="ce13" office:value-type="float" office:value="309.696" calcext:value-type="float">
            <text:p>309.696</text:p>
          </table:table-cell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37.1508" calcext:value-type="float">
            <text:p>37.15080</text:p>
          </table:table-cell>
          <table:table-cell table:style-name="ce15" office:value-type="float" office:value="44.4251" calcext:value-type="float">
            <text:p>44.42510</text:p>
          </table:table-cell>
          <table:table-cell table:style-name="ce15" office:value-type="float" office:value="177.188" calcext:value-type="float">
            <text:p>177.18800</text:p>
          </table:table-cell>
          <table:table-cell table:style-name="ce15"/>
          <table:table-cell table:style-name="ce15" office:value-type="float" office:value="36.7231" calcext:value-type="float">
            <text:p>36.72310</text:p>
          </table:table-cell>
          <table:table-cell table:style-name="ce15" office:value-type="float" office:value="45.5947" calcext:value-type="float">
            <text:p>45.59470</text:p>
          </table:table-cell>
          <table:table-cell table:style-name="ce13" office:value-type="float" office:value="132.261" calcext:value-type="float">
            <text:p>132.261</text:p>
          </table:table-cell>
          <table:table-cell table:style-name="ce13"/>
          <table:table-cell table:style-name="ce15" office:value-type="float" office:value="35.7852" calcext:value-type="float">
            <text:p>35.78520</text:p>
          </table:table-cell>
          <table:table-cell table:style-name="ce15" office:value-type="float" office:value="49.645" calcext:value-type="float">
            <text:p>49.64500</text:p>
          </table:table-cell>
          <table:table-cell table:style-name="ce13" office:value-type="float" office:value="177.009" calcext:value-type="float">
            <text:p>177.009</text:p>
          </table:table-cell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36.3236" calcext:value-type="float">
            <text:p>36.32360</text:p>
          </table:table-cell>
          <table:table-cell table:style-name="ce15" office:value-type="float" office:value="41.6837" calcext:value-type="float">
            <text:p>41.68370</text:p>
          </table:table-cell>
          <table:table-cell table:style-name="ce16" office:value-type="float" office:value="101.448" calcext:value-type="float">
            <text:p>101.44800</text:p>
          </table:table-cell>
          <table:table-cell table:style-name="ce16"/>
          <table:table-cell table:style-name="ce15" office:value-type="float" office:value="36.0293" calcext:value-type="float">
            <text:p>36.02930</text:p>
          </table:table-cell>
          <table:table-cell table:style-name="ce15" office:value-type="float" office:value="43.5657" calcext:value-type="float">
            <text:p>43.56570</text:p>
          </table:table-cell>
          <table:table-cell table:style-name="ce13" office:value-type="float" office:value="74.9238" calcext:value-type="float">
            <text:p>74.9238</text:p>
          </table:table-cell>
          <table:table-cell table:style-name="ce13"/>
          <table:table-cell table:style-name="ce15" office:value-type="float" office:value="36.2214" calcext:value-type="float">
            <text:p>36.22140</text:p>
          </table:table-cell>
          <table:table-cell table:style-name="ce15" office:value-type="float" office:value="49.0483" calcext:value-type="float">
            <text:p>49.04830</text:p>
          </table:table-cell>
          <table:table-cell table:style-name="ce13" office:value-type="float" office:value="101.318" calcext:value-type="float">
            <text:p>101.318</text:p>
          </table:table-cell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35.5988" calcext:value-type="float">
            <text:p>35.59880</text:p>
          </table:table-cell>
          <table:table-cell table:style-name="ce15" office:value-type="float" office:value="39.3699" calcext:value-type="float">
            <text:p>39.36990</text:p>
          </table:table-cell>
          <table:table-cell table:style-name="ce15" office:value-type="float" office:value="64.1727" calcext:value-type="float">
            <text:p>64.17270</text:p>
          </table:table-cell>
          <table:table-cell table:style-name="ce15"/>
          <table:table-cell table:style-name="ce15" office:value-type="float" office:value="35.7192" calcext:value-type="float">
            <text:p>35.71920</text:p>
          </table:table-cell>
          <table:table-cell table:style-name="ce15" office:value-type="float" office:value="42.5714" calcext:value-type="float">
            <text:p>42.57140</text:p>
          </table:table-cell>
          <table:table-cell table:style-name="ce13" office:value-type="float" office:value="50.7649" calcext:value-type="float">
            <text:p>50.7649</text:p>
          </table:table-cell>
          <table:table-cell table:style-name="ce13"/>
          <table:table-cell table:style-name="ce15" office:value-type="float" office:value="36.5156" calcext:value-type="float">
            <text:p>36.51560</text:p>
          </table:table-cell>
          <table:table-cell table:style-name="ce15" office:value-type="float" office:value="49.017" calcext:value-type="float">
            <text:p>49.01700</text:p>
          </table:table-cell>
          <table:table-cell table:style-name="ce13" office:value-type="float" office:value="67.1398" calcext:value-type="float">
            <text:p>67.1398</text:p>
          </table:table-cell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35.619" calcext:value-type="float">
            <text:p>35.61900</text:p>
          </table:table-cell>
          <table:table-cell table:style-name="ce15" office:value-type="float" office:value="38.2083" calcext:value-type="float">
            <text:p>38.20830</text:p>
          </table:table-cell>
          <table:table-cell table:style-name="ce15" office:value-type="float" office:value="51.0436" calcext:value-type="float">
            <text:p>51.04360</text:p>
          </table:table-cell>
          <table:table-cell table:style-name="ce15"/>
          <table:table-cell table:style-name="ce15" office:value-type="float" office:value="36.0382" calcext:value-type="float">
            <text:p>36.03820</text:p>
          </table:table-cell>
          <table:table-cell table:style-name="ce15" office:value-type="float" office:value="41.4946" calcext:value-type="float">
            <text:p>41.49460</text:p>
          </table:table-cell>
          <table:table-cell table:style-name="ce13" office:value-type="float" office:value="44.7132" calcext:value-type="float">
            <text:p>44.7132</text:p>
          </table:table-cell>
          <table:table-cell table:style-name="ce13"/>
          <table:table-cell table:style-name="ce15" office:value-type="float" office:value="37.0334" calcext:value-type="float">
            <text:p>37.03340</text:p>
          </table:table-cell>
          <table:table-cell table:style-name="ce15" office:value-type="float" office:value="49.1308" calcext:value-type="float">
            <text:p>49.13080</text:p>
          </table:table-cell>
          <table:table-cell table:style-name="ce13" office:value-type="float" office:value="51.6502" calcext:value-type="float">
            <text:p>51.6502</text:p>
          </table:table-cell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35.9038" calcext:value-type="float">
            <text:p>35.90380</text:p>
          </table:table-cell>
          <table:table-cell table:style-name="ce15" office:value-type="float" office:value="37.5714" calcext:value-type="float">
            <text:p>37.57140</text:p>
          </table:table-cell>
          <table:table-cell table:style-name="ce15" office:value-type="float" office:value="48.4327" calcext:value-type="float">
            <text:p>48.43270</text:p>
          </table:table-cell>
          <table:table-cell table:style-name="ce15"/>
          <table:table-cell table:style-name="ce15" office:value-type="float" office:value="36.5405" calcext:value-type="float">
            <text:p>36.54050</text:p>
          </table:table-cell>
          <table:table-cell table:style-name="ce15" office:value-type="float" office:value="40.9131" calcext:value-type="float">
            <text:p>40.91310</text:p>
          </table:table-cell>
          <table:table-cell table:style-name="ce13" office:value-type="float" office:value="43.5235" calcext:value-type="float">
            <text:p>43.5235</text:p>
          </table:table-cell>
          <table:table-cell table:style-name="ce13"/>
          <table:table-cell table:style-name="ce15" office:value-type="float" office:value="37.6939" calcext:value-type="float">
            <text:p>37.69390</text:p>
          </table:table-cell>
          <table:table-cell table:style-name="ce15" office:value-type="float" office:value="48.5067" calcext:value-type="float">
            <text:p>48.50670</text:p>
          </table:table-cell>
          <table:table-cell table:style-name="ce13" office:value-type="float" office:value="49.789" calcext:value-type="float">
            <text:p>49.789</text:p>
          </table:table-cell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36.3847" calcext:value-type="float">
            <text:p>36.38470</text:p>
          </table:table-cell>
          <table:table-cell table:style-name="ce15" office:value-type="float" office:value="37.2299" calcext:value-type="float">
            <text:p>37.22990</text:p>
          </table:table-cell>
          <table:table-cell table:style-name="ce15" office:value-type="float" office:value="48.604" calcext:value-type="float">
            <text:p>48.60400</text:p>
          </table:table-cell>
          <table:table-cell table:style-name="ce15"/>
          <table:table-cell table:style-name="ce15" office:value-type="float" office:value="37.0687" calcext:value-type="float">
            <text:p>37.06870</text:p>
          </table:table-cell>
          <table:table-cell table:style-name="ce15" office:value-type="float" office:value="40.5633" calcext:value-type="float">
            <text:p>40.56330</text:p>
          </table:table-cell>
          <table:table-cell table:style-name="ce13" office:value-type="float" office:value="43.9239" calcext:value-type="float">
            <text:p>43.9239</text:p>
          </table:table-cell>
          <table:table-cell table:style-name="ce13"/>
          <table:table-cell table:style-name="ce15" office:value-type="float" office:value="38.4671" calcext:value-type="float">
            <text:p>38.46710</text:p>
          </table:table-cell>
          <table:table-cell table:style-name="ce15" office:value-type="float" office:value="49.0012" calcext:value-type="float">
            <text:p>49.00120</text:p>
          </table:table-cell>
          <table:table-cell table:style-name="ce13" office:value-type="float" office:value="48.953" calcext:value-type="float">
            <text:p>48.953</text:p>
          </table:table-cell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37.0536" calcext:value-type="float">
            <text:p>37.05360</text:p>
          </table:table-cell>
          <table:table-cell table:style-name="ce15" office:value-type="float" office:value="37.0415" calcext:value-type="float">
            <text:p>37.04150</text:p>
          </table:table-cell>
          <table:table-cell table:style-name="ce15" office:value-type="float" office:value="49.2765" calcext:value-type="float">
            <text:p>49.27650</text:p>
          </table:table-cell>
          <table:table-cell table:style-name="ce15"/>
          <table:table-cell table:style-name="ce15" office:value-type="float" office:value="37.8707" calcext:value-type="float">
            <text:p>37.87070</text:p>
          </table:table-cell>
          <table:table-cell table:style-name="ce15" office:value-type="float" office:value="40.612" calcext:value-type="float">
            <text:p>40.61200</text:p>
          </table:table-cell>
          <table:table-cell table:style-name="ce13" office:value-type="float" office:value="44.5707" calcext:value-type="float">
            <text:p>44.5707</text:p>
          </table:table-cell>
          <table:table-cell table:style-name="ce13"/>
          <table:table-cell table:style-name="ce15" office:value-type="float" office:value="39.4477" calcext:value-type="float">
            <text:p>39.44770</text:p>
          </table:table-cell>
          <table:table-cell table:style-name="ce15" office:value-type="float" office:value="48.0215" calcext:value-type="float">
            <text:p>48.02150</text:p>
          </table:table-cell>
          <table:table-cell table:style-name="ce13" office:value-type="float" office:value="49.1604" calcext:value-type="float">
            <text:p>49.1604</text:p>
          </table:table-cell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37.9153" calcext:value-type="float">
            <text:p>37.91530</text:p>
          </table:table-cell>
          <table:table-cell table:style-name="ce15" office:value-type="float" office:value="37.2005" calcext:value-type="float">
            <text:p>37.20050</text:p>
          </table:table-cell>
          <table:table-cell table:style-name="ce15" office:value-type="float" office:value="50.1182" calcext:value-type="float">
            <text:p>50.11820</text:p>
          </table:table-cell>
          <table:table-cell table:style-name="ce15"/>
          <table:table-cell table:style-name="ce15" office:value-type="float" office:value="38.7357" calcext:value-type="float">
            <text:p>38.73570</text:p>
          </table:table-cell>
          <table:table-cell table:style-name="ce15" office:value-type="float" office:value="40.8597" calcext:value-type="float">
            <text:p>40.85970</text:p>
          </table:table-cell>
          <table:table-cell table:style-name="ce13" office:value-type="float" office:value="45.1677" calcext:value-type="float">
            <text:p>45.1677</text:p>
          </table:table-cell>
          <table:table-cell table:style-name="ce13"/>
          <table:table-cell table:style-name="ce15" office:value-type="float" office:value="40.5614" calcext:value-type="float">
            <text:p>40.56140</text:p>
          </table:table-cell>
          <table:table-cell table:style-name="ce15" office:value-type="float" office:value="48.5456" calcext:value-type="float">
            <text:p>48.54560</text:p>
          </table:table-cell>
          <table:table-cell table:style-name="ce13" office:value-type="float" office:value="50.0298" calcext:value-type="float">
            <text:p>50.0298</text:p>
          </table:table-cell>
          <table:table-cell table:number-columns-repeated="1012"/>
        </table:table-row>
        <table:table-row table:style-name="ro3">
          <table:table-cell table:style-name="ce12"/>
          <table:table-cell table:style-name="ce12" table:formula="of:=AVERAGE([.B23:.B33])" office:value-type="float" office:value="38.8850363636364" calcext:value-type="float">
            <text:p>38.8850363636</text:p>
          </table:table-cell>
          <table:table-cell table:style-name="ce12" table:formula="of:=AVERAGE([.C23:.C33])" office:value-type="float" office:value="42.1193818181818" calcext:value-type="float">
            <text:p>42.1193818182</text:p>
          </table:table-cell>
          <table:table-cell table:style-name="ce12" table:formula="of:=AVERAGE([.D23:.D33])" office:value-type="float" office:value="214.044790909091" calcext:value-type="float">
            <text:p>214.0447909091</text:p>
          </table:table-cell>
          <table:table-cell table:style-name="ce12"/>
          <table:table-cell table:style-name="ce12" table:formula="of:=AVERAGE([.F23:.F33])" office:value-type="float" office:value="38.5579545454545" calcext:value-type="float">
            <text:p>38.5579545455</text:p>
          </table:table-cell>
          <table:table-cell table:style-name="ce12" table:formula="of:=AVERAGE([.G23:.G33])" office:value-type="float" office:value="44.2452090909091" calcext:value-type="float">
            <text:p>44.2452090909</text:p>
          </table:table-cell>
          <table:table-cell table:style-name="ce12" table:formula="of:=AVERAGE([.H23:.H33])" office:value-type="float" office:value="190.365790909091" calcext:value-type="float">
            <text:p>190.3657909091</text:p>
          </table:table-cell>
          <table:table-cell table:style-name="ce12"/>
          <table:table-cell table:style-name="ce12" table:formula="of:=AVERAGE([.J23:.J33])" office:value-type="float" office:value="37.9809090909091" calcext:value-type="float">
            <text:p>37.9809090909</text:p>
          </table:table-cell>
          <table:table-cell table:style-name="ce12" table:formula="of:=AVERAGE([.K23:.K33])" office:value-type="float" office:value="49.6661363636364" calcext:value-type="float">
            <text:p>49.6661363636</text:p>
          </table:table-cell>
          <table:table-cell table:style-name="ce12" table:formula="of:=AVERAGE([.L23:.L33])" office:value-type="float" office:value="214.787290909091" calcext:value-type="float">
            <text:p>214.7872909091</text:p>
          </table:table-cell>
          <table:table-cell table:number-columns-repeated="1012"/>
        </table:table-row>
        <table:table-row table:style-name="ro3" table:number-rows-repeated="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10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220.031" calcext:value-type="float">
            <text:p>220.03100</text:p>
          </table:table-cell>
          <table:table-cell table:style-name="ce15" table:number-columns-repeated="3"/>
          <table:table-cell table:style-name="ce15" office:value-type="float" office:value="219.057" calcext:value-type="float">
            <text:p>219.05700</text:p>
          </table:table-cell>
          <table:table-cell table:style-name="ce15" table:number-columns-repeated="3"/>
          <table:table-cell table:style-name="ce15" office:value-type="float" office:value="190.312" calcext:value-type="float">
            <text:p>190.31200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174.35" calcext:value-type="float">
            <text:p>174.35000</text:p>
          </table:table-cell>
          <table:table-cell table:style-name="ce15" table:number-columns-repeated="3"/>
          <table:table-cell table:style-name="ce15" office:value-type="float" office:value="167.701" calcext:value-type="float">
            <text:p>167.70100</text:p>
          </table:table-cell>
          <table:table-cell table:style-name="ce15"/>
          <table:table-cell table:style-name="ce13" table:number-columns-repeated="2"/>
          <table:table-cell table:style-name="ce15" office:value-type="float" office:value="148.394" calcext:value-type="float">
            <text:p>148.394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174.176" calcext:value-type="float">
            <text:p>174.17600</text:p>
          </table:table-cell>
          <table:table-cell table:style-name="ce15" table:number-columns-repeated="3"/>
          <table:table-cell table:style-name="ce15" office:value-type="float" office:value="155.323" calcext:value-type="float">
            <text:p>155.32300</text:p>
          </table:table-cell>
          <table:table-cell table:style-name="ce15"/>
          <table:table-cell table:style-name="ce13" table:number-columns-repeated="2"/>
          <table:table-cell table:style-name="ce15" office:value-type="float" office:value="144.871" calcext:value-type="float">
            <text:p>144.871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160.018" calcext:value-type="float">
            <text:p>160.01800</text:p>
          </table:table-cell>
          <table:table-cell table:style-name="ce15" table:number-columns-repeated="3"/>
          <table:table-cell table:style-name="ce15" office:value-type="float" office:value="148.3" calcext:value-type="float">
            <text:p>148.30000</text:p>
          </table:table-cell>
          <table:table-cell table:style-name="ce15"/>
          <table:table-cell table:style-name="ce13" table:number-columns-repeated="2"/>
          <table:table-cell table:style-name="ce15" office:value-type="float" office:value="144.509" calcext:value-type="float">
            <text:p>144.509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147.823" calcext:value-type="float">
            <text:p>147.82300</text:p>
          </table:table-cell>
          <table:table-cell table:style-name="ce15"/>
          <table:table-cell table:style-name="ce16" table:number-columns-repeated="2"/>
          <table:table-cell table:style-name="ce15" office:value-type="float" office:value="145.156" calcext:value-type="float">
            <text:p>145.15600</text:p>
          </table:table-cell>
          <table:table-cell table:style-name="ce15"/>
          <table:table-cell table:style-name="ce13" table:number-columns-repeated="2"/>
          <table:table-cell table:style-name="ce15" office:value-type="float" office:value="145.655" calcext:value-type="float">
            <text:p>145.655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143.573" calcext:value-type="float">
            <text:p>143.57300</text:p>
          </table:table-cell>
          <table:table-cell table:style-name="ce15" table:number-columns-repeated="3"/>
          <table:table-cell table:style-name="ce15" office:value-type="float" office:value="143.789" calcext:value-type="float">
            <text:p>143.78900</text:p>
          </table:table-cell>
          <table:table-cell table:style-name="ce15"/>
          <table:table-cell table:style-name="ce13" table:number-columns-repeated="2"/>
          <table:table-cell table:style-name="ce15" office:value-type="float" office:value="147.873" calcext:value-type="float">
            <text:p>147.873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142.133" calcext:value-type="float">
            <text:p>142.13300</text:p>
          </table:table-cell>
          <table:table-cell table:style-name="ce15" table:number-columns-repeated="3"/>
          <table:table-cell table:style-name="ce15" office:value-type="float" office:value="144.855" calcext:value-type="float">
            <text:p>144.85500</text:p>
          </table:table-cell>
          <table:table-cell table:style-name="ce15"/>
          <table:table-cell table:style-name="ce13" table:number-columns-repeated="2"/>
          <table:table-cell table:style-name="ce15" office:value-type="float" office:value="149.838" calcext:value-type="float">
            <text:p>149.838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144.271" calcext:value-type="float">
            <text:p>144.27100</text:p>
          </table:table-cell>
          <table:table-cell table:style-name="ce15" table:number-columns-repeated="3"/>
          <table:table-cell table:style-name="ce15" office:value-type="float" office:value="148.985" calcext:value-type="float">
            <text:p>148.98500</text:p>
          </table:table-cell>
          <table:table-cell table:style-name="ce15"/>
          <table:table-cell table:style-name="ce13" table:number-columns-repeated="2"/>
          <table:table-cell table:style-name="ce15" office:value-type="float" office:value="152.692" calcext:value-type="float">
            <text:p>152.692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146.697" calcext:value-type="float">
            <text:p>146.69700</text:p>
          </table:table-cell>
          <table:table-cell table:style-name="ce15" table:number-columns-repeated="3"/>
          <table:table-cell table:style-name="ce15" office:value-type="float" office:value="151.61" calcext:value-type="float">
            <text:p>151.61000</text:p>
          </table:table-cell>
          <table:table-cell table:style-name="ce15"/>
          <table:table-cell table:style-name="ce13" table:number-columns-repeated="2"/>
          <table:table-cell table:style-name="ce15" office:value-type="float" office:value="155.532" calcext:value-type="float">
            <text:p>155.532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149.968" calcext:value-type="float">
            <text:p>149.96800</text:p>
          </table:table-cell>
          <table:table-cell table:style-name="ce15" table:number-columns-repeated="3"/>
          <table:table-cell table:style-name="ce15" office:value-type="float" office:value="153.603" calcext:value-type="float">
            <text:p>153.60300</text:p>
          </table:table-cell>
          <table:table-cell table:style-name="ce15"/>
          <table:table-cell table:style-name="ce13" table:number-columns-repeated="2"/>
          <table:table-cell table:style-name="ce15" office:value-type="float" office:value="158.318" calcext:value-type="float">
            <text:p>158.318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153.523" calcext:value-type="float">
            <text:p>153.52300</text:p>
          </table:table-cell>
          <table:table-cell table:style-name="ce15" table:number-columns-repeated="3"/>
          <table:table-cell table:style-name="ce15" office:value-type="float" office:value="158.815" calcext:value-type="float">
            <text:p>158.81500</text:p>
          </table:table-cell>
          <table:table-cell table:style-name="ce15"/>
          <table:table-cell table:style-name="ce13" table:number-columns-repeated="2"/>
          <table:table-cell table:style-name="ce15" office:value-type="float" office:value="160.994" calcext:value-type="float">
            <text:p>160.99400</text:p>
          </table:table-cell>
          <table:table-cell table:style-name="ce15"/>
          <table:table-cell table:style-name="ce13"/>
          <table:table-cell table:number-columns-repeated="1012"/>
        </table:table-row>
        <table:table-row table:style-name="ro3">
          <table:table-cell/>
          <table:table-cell table:formula="of:=AVERAGE([.B41:.B51])" office:value-type="float" office:value="159.687545454545" calcext:value-type="float">
            <text:p>159.6875454545</text:p>
          </table:table-cell>
          <table:table-cell table:formula="of:=AVERAGE([.C41:.C51])" office:value-type="string" office:string-value="" calcext:value-type="error">
            <text:p>#DIV/0!</text:p>
          </table:table-cell>
          <table:table-cell table:formula="of:=AVERAGE([.D41:.D51])" office:value-type="string" office:string-value="" calcext:value-type="error">
            <text:p>#DIV/0!</text:p>
          </table:table-cell>
          <table:table-cell/>
          <table:table-cell table:formula="of:=AVERAGE([.F41:.F51])" office:value-type="float" office:value="157.926727272727" calcext:value-type="float">
            <text:p>157.9267272727</text:p>
          </table:table-cell>
          <table:table-cell table:formula="of:=AVERAGE([.G41:.G51])" office:value-type="string" office:string-value="" calcext:value-type="error">
            <text:p>#DIV/0!</text:p>
          </table:table-cell>
          <table:table-cell table:formula="of:=AVERAGE([.H41:.H51])" office:value-type="string" office:string-value="" calcext:value-type="error">
            <text:p>#DIV/0!</text:p>
          </table:table-cell>
          <table:table-cell/>
          <table:table-cell table:formula="of:=AVERAGE([.J41:.J51])" office:value-type="float" office:value="154.453454545455" calcext:value-type="float">
            <text:p>154.4534545455</text:p>
          </table:table-cell>
          <table:table-cell table:formula="of:=AVERAGE([.K41:.K51])" office:value-type="string" office:string-value="" calcext:value-type="error">
            <text:p>#DIV/0!</text:p>
          </table:table-cell>
          <table:table-cell table:formula="of:=AVERAGE([.L41:.L5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1:53.451290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03:04.431231504</meta:creation-date>
    <dc:date>2018-05-07T18:07:02.457261762</dc:date>
    <meta:editing-duration>PT4H40M43S</meta:editing-duration>
    <meta:editing-cycles>12</meta:editing-cycles>
    <meta:generator>LibreOffice/5.1.6.2$Linux_X86_64 LibreOffice_project/10m0$Build-2</meta:generator>
    <meta:document-statistic meta:table-count="3" meta:cell-count="1415" meta:object-count="0"/>
  </office:meta>
</office:document-meta>
</file>